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style:font-name="Courier New"/>
    </style:style>
    <style:style style:name="P2" style:family="paragraph" style:parent-style-name="Preformatted_20_Text">
      <style:text-properties fo:color="#000000" style:font-name="Courier New" fo:language="en" fo:country="US" officeooo:rsid="001b43e3" officeooo:paragraph-rsid="001b43e3"/>
    </style:style>
    <style:style style:name="P3" style:family="paragraph" style:parent-style-name="Preformatted_20_Text">
      <style:text-properties fo:color="#000000" style:font-name="Courier New" fo:language="en" fo:country="US" fo:font-weight="normal" officeooo:rsid="001d002f" officeooo:paragraph-rsid="001d002f"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style:style>
    <style:style style:name="P5" style:family="paragraph" style:parent-style-name="Preformatted_20_Text">
      <loext:graphic-properties draw:fill="solid" draw:fill-color="#ffffff" draw:opacity="100%"/>
      <style:paragraph-properties fo:background-color="#ffffff"/>
      <style:text-properties fo:color="#808000" style:font-name="Courier New"/>
    </style:style>
    <style:style style:name="P6" style:family="paragraph" style:parent-style-name="Preformatted_20_Text">
      <loext:graphic-properties draw:fill="solid" draw:fill-color="#ffffff" draw:opacity="100%"/>
      <style:paragraph-properties fo:background-color="#ffffff"/>
      <style:text-properties fo:color="#808080"/>
    </style:style>
    <style:style style:name="P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2pt" fo:font-weight="normal" officeooo:rsid="001d002f" officeooo:paragraph-rsid="001d002f" style:font-size-asian="10.5pt" style:font-weight-asian="normal" style:font-size-complex="12pt" style:font-weight-complex="normal"/>
    </style:style>
    <style:style style:name="P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2pt" fo:font-weight="normal" officeooo:rsid="001d9481" officeooo:paragraph-rsid="001d9481" style:font-size-asian="10.5pt" style:font-weight-asian="normal" style:font-size-complex="12pt" style:font-weight-complex="normal"/>
    </style:style>
    <style:style style:name="P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2pt" fo:font-weight="normal" officeooo:rsid="001df168" officeooo:paragraph-rsid="001df168" style:font-size-asian="10.5pt" style:font-weight-asian="normal" style:font-size-complex="12pt" style:font-weight-complex="normal"/>
    </style:style>
    <style:style style:name="P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2pt" fo:font-weight="normal" officeooo:rsid="001e720a" officeooo:paragraph-rsid="001e720a" style:font-size-asian="10.5pt" style:font-weight-asian="normal" style:font-size-complex="12pt" style:font-weight-complex="normal"/>
    </style:style>
    <style:style style:name="P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2pt" fo:font-weight="normal" officeooo:rsid="0022b9ef" officeooo:paragraph-rsid="0022b9ef" style:font-size-asian="10.5pt" style:font-weight-asian="normal" style:font-size-complex="12pt" style:font-weight-complex="normal"/>
    </style:style>
    <style:style style:name="P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2pt" fo:font-weight="bold" officeooo:rsid="0023c922" officeooo:paragraph-rsid="0023c922" style:font-size-asian="10.5pt" style:font-weight-asian="bold" style:font-size-complex="12pt" style:font-weight-complex="bold"/>
    </style:style>
    <style:style style:name="P14"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Courier New"/>
    </style:style>
    <style:style style:name="P15"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16"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bold" officeooo:rsid="001d002f" officeooo:paragraph-rsid="001d002f" style:font-size-asian="10.5pt" style:font-weight-asian="bold" style:font-size-complex="12pt" style:font-weight-complex="bold"/>
    </style:style>
    <style:style style:name="P17"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bold" officeooo:rsid="0020dbd3" officeooo:paragraph-rsid="0020dbd3" style:font-size-asian="10.5pt" style:font-weight-asian="bold" style:font-size-complex="12pt" style:font-weight-complex="bold"/>
    </style:style>
    <style:style style:name="P18"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bold" officeooo:rsid="0022b9ef" officeooo:paragraph-rsid="0022b9ef" style:font-size-asian="10.5pt" style:font-weight-asian="bold" style:font-size-complex="12pt" style:font-weight-complex="bold"/>
    </style:style>
    <style:style style:name="P19"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bold" officeooo:rsid="0022b9ef" officeooo:paragraph-rsid="0023c922" style:font-size-asian="10.5pt" style:font-weight-asian="bold" style:font-size-complex="12pt" style:font-weight-complex="bold"/>
    </style:style>
    <style:style style:name="P20"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bold" officeooo:rsid="0023c922" officeooo:paragraph-rsid="0023c922" style:font-size-asian="10.5pt" style:font-weight-asian="bold" style:font-size-complex="12pt" style:font-weight-complex="bold"/>
    </style:style>
    <style:style style:name="P21"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normal" officeooo:rsid="001d9481" officeooo:paragraph-rsid="001d9481" style:font-size-asian="10.5pt" style:font-weight-asian="normal" style:font-size-complex="12pt" style:font-weight-complex="normal"/>
    </style:style>
    <style:style style:name="P22"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normal" officeooo:rsid="001df168" officeooo:paragraph-rsid="001df168" style:font-size-asian="10.5pt" style:font-weight-asian="normal" style:font-size-complex="12pt" style:font-weight-complex="normal"/>
    </style:style>
    <style:style style:name="P23"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normal" officeooo:rsid="001e720a" officeooo:paragraph-rsid="001e720a" style:font-size-asian="10.5pt" style:font-weight-asian="normal" style:font-size-complex="12pt" style:font-weight-complex="normal"/>
    </style:style>
    <style:style style:name="P24"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normal" officeooo:rsid="0020dbd3" officeooo:paragraph-rsid="0020dbd3" style:font-size-asian="10.5pt" style:font-weight-asian="normal" style:font-size-complex="12pt" style:font-weight-complex="normal"/>
    </style:style>
    <style:style style:name="P25"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Liberation Serif" fo:font-size="12pt" fo:font-weight="normal" officeooo:rsid="0022b9ef" officeooo:paragraph-rsid="0022b9ef" style:font-size-asian="10.5pt" style:font-weight-asian="normal" style:font-size-complex="12pt" style:font-weight-complex="normal"/>
    </style:style>
    <style:style style:name="P26" style:family="paragraph" style:parent-style-name="Standard">
      <style:text-properties fo:language="en" fo:country="US" officeooo:rsid="001660c4" officeooo:paragraph-rsid="001660c4"/>
    </style:style>
    <style:style style:name="P27" style:family="paragraph" style:parent-style-name="Standard">
      <style:text-properties fo:language="en" fo:country="US" officeooo:rsid="001660c4" officeooo:paragraph-rsid="0017f971"/>
    </style:style>
    <style:style style:name="P28" style:family="paragraph" style:parent-style-name="Standard">
      <style:text-properties fo:language="en" fo:country="US" officeooo:rsid="0017f971" officeooo:paragraph-rsid="0017f971"/>
    </style:style>
    <style:style style:name="P29" style:family="paragraph" style:parent-style-name="Standard">
      <style:text-properties fo:language="en" fo:country="US" fo:font-weight="bold" officeooo:rsid="001660c4" officeooo:paragraph-rsid="001660c4" style:font-weight-asian="bold" style:font-weight-complex="bold"/>
    </style:style>
    <style:style style:name="P30" style:family="paragraph" style:parent-style-name="Standard">
      <style:text-properties fo:language="en" fo:country="US" fo:font-weight="bold" officeooo:rsid="001b1a1a" officeooo:paragraph-rsid="001b1a1a" style:font-weight-asian="bold" style:font-weight-complex="bold"/>
    </style:style>
    <style:style style:name="P31" style:family="paragraph" style:parent-style-name="Standard">
      <style:text-properties fo:language="en" fo:country="US" fo:font-weight="bold" officeooo:rsid="0024dcf7" officeooo:paragraph-rsid="0024dcf7" style:font-weight-asian="bold" style:font-weight-complex="bold"/>
    </style:style>
    <style:style style:name="P32" style:family="paragraph" style:parent-style-name="Standard">
      <style:text-properties fo:language="en" fo:country="US" officeooo:rsid="001947fb" officeooo:paragraph-rsid="001947fb"/>
    </style:style>
    <style:style style:name="P33" style:family="paragraph" style:parent-style-name="Standard">
      <style:text-properties fo:language="en" fo:country="US" fo:font-weight="normal" officeooo:rsid="001b43e3" officeooo:paragraph-rsid="001b43e3" style:font-weight-asian="normal" style:font-weight-complex="normal"/>
    </style:style>
    <style:style style:name="P34" style:family="paragraph" style:parent-style-name="Standard">
      <style:text-properties fo:language="en" fo:country="US" fo:font-weight="normal" officeooo:rsid="001d002f" officeooo:paragraph-rsid="001d002f" style:font-weight-asian="normal" style:font-weight-complex="normal"/>
    </style:style>
    <style:style style:name="P35" style:family="paragraph" style:parent-style-name="Standard">
      <style:text-properties fo:language="en" fo:country="US" fo:font-style="normal" fo:font-weight="normal" officeooo:rsid="001947fb" officeooo:paragraph-rsid="001947fb" style:font-style-asian="normal" style:font-weight-asian="normal" style:font-style-complex="normal" style:font-weight-complex="normal"/>
    </style:style>
    <style:style style:name="P36" style:family="paragraph" style:parent-style-name="Standard">
      <style:text-properties fo:language="en" fo:country="US" officeooo:rsid="001a56e2" officeooo:paragraph-rsid="001a56e2"/>
    </style:style>
    <style:style style:name="P37" style:family="paragraph" style:parent-style-name="Standard">
      <style:text-properties fo:language="en" fo:country="US" officeooo:rsid="001b1a1a" officeooo:paragraph-rsid="001b1a1a"/>
    </style:style>
    <style:style style:name="P38" style:family="paragraph" style:parent-style-name="Standard">
      <style:text-properties fo:language="en" fo:country="US" officeooo:rsid="001b1a1a" officeooo:paragraph-rsid="001b43e3"/>
    </style:style>
    <style:style style:name="P39" style:family="paragraph" style:parent-style-name="Standard">
      <style:text-properties fo:language="en" fo:country="US" officeooo:rsid="001b3f53" officeooo:paragraph-rsid="001b3f53"/>
    </style:style>
    <style:style style:name="P40" style:family="paragraph" style:parent-style-name="Standard">
      <style:text-properties fo:language="en" fo:country="US" officeooo:rsid="001b43e3" officeooo:paragraph-rsid="001b43e3"/>
    </style:style>
    <style:style style:name="T1" style:family="text">
      <style:text-properties officeooo:rsid="001660c4"/>
    </style:style>
    <style:style style:name="T2" style:family="text">
      <style:text-properties fo:font-style="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7f971" style:font-style-asian="italic" style:font-weight-asian="bold" style:font-style-complex="italic" style:font-weight-complex="bold"/>
    </style:style>
    <style:style style:name="T5" style:family="text">
      <style:text-properties fo:font-style="italic" fo:font-weight="bold" officeooo:rsid="001947fb" style:font-style-asian="italic" style:font-weight-asian="bold" style:font-style-complex="italic" style:font-weight-complex="bold"/>
    </style:style>
    <style:style style:name="T6" style:family="text">
      <style:text-properties fo:font-style="italic" fo:font-weight="bold" officeooo:rsid="001660c4" style:font-style-asian="italic" style:font-weight-asian="bold" style:font-style-complex="italic" style:font-weight-complex="bold"/>
    </style:style>
    <style:style style:name="T7" style:family="text">
      <style:text-properties fo:font-style="italic" style:font-style-asian="normal" style:font-style-complex="normal"/>
    </style:style>
    <style:style style:name="T8" style:family="text">
      <style:text-properties officeooo:rsid="0017f971"/>
    </style:style>
    <style:style style:name="T9" style:family="text">
      <style:text-properties officeooo:rsid="001947fb"/>
    </style:style>
    <style:style style:name="T10" style:family="text">
      <style:text-properties officeooo:rsid="001a56e2"/>
    </style:style>
    <style:style style:name="T11" style:family="text">
      <style:text-properties officeooo:rsid="001b1a1a"/>
    </style:style>
    <style:style style:name="T12" style:family="text">
      <style:text-properties officeooo:rsid="001b3f53"/>
    </style:style>
    <style:style style:name="T13" style:family="text">
      <style:text-properties fo:color="#008000"/>
    </style:style>
    <style:style style:name="T14" style:family="text">
      <style:text-properties fo:color="#008000" fo:font-weight="bold"/>
    </style:style>
    <style:style style:name="T15" style:family="text">
      <style:text-properties fo:color="#008000" style:font-name="Courier New" fo:font-weight="bold"/>
    </style:style>
    <style:style style:name="T16" style:family="text">
      <style:text-properties fo:color="#008000" fo:font-style="normal" fo:font-weight="bold" style:font-style-asian="normal" style:font-style-complex="normal"/>
    </style:style>
    <style:style style:name="T17" style:family="text">
      <style:text-properties style:font-name="Courier New"/>
    </style:style>
    <style:style style:name="T18" style:family="text">
      <style:text-properties style:font-name="Courier New" fo:font-style="italic"/>
    </style:style>
    <style:style style:name="T19" style:family="text">
      <style:text-properties style:font-name="Courier New" fo:background-color="#e4e4ff" loext:char-shading-value="0"/>
    </style:style>
    <style:style style:name="T20" style:family="text">
      <style:text-properties fo:color="#0000ff"/>
    </style:style>
    <style:style style:name="T21" style:family="text">
      <style:text-properties fo:color="#0000ff" style:font-name="Courier New"/>
    </style:style>
    <style:style style:name="T22" style:family="text">
      <style:text-properties fo:color="#0000ff" style:font-name="Courier New" fo:font-weight="bold"/>
    </style:style>
    <style:style style:name="T23" style:family="text">
      <style:text-properties fo:color="#0000ff" style:font-name="Courier New" fo:font-weight="bold" fo:background-color="#e4e4ff" loext:char-shading-value="0"/>
    </style:style>
    <style:style style:name="T24" style:family="text">
      <style:text-properties fo:color="#0000ff" fo:font-weight="bold"/>
    </style:style>
    <style:style style:name="T25" style:family="text">
      <style:text-properties fo:color="#0000ff" fo:font-style="normal" fo:font-weight="bold" style:font-style-asian="normal" style:font-style-complex="normal"/>
    </style:style>
    <style:style style:name="T26" style:family="text">
      <style:text-properties fo:color="#000043"/>
    </style:style>
    <style:style style:name="T27" style:family="text">
      <style:text-properties fo:color="#000043" style:font-name="Courier New" fo:font-weight="bold"/>
    </style:style>
    <style:style style:name="T28" style:family="text">
      <style:text-properties fo:color="#000080"/>
    </style:style>
    <style:style style:name="T29" style:family="text">
      <style:text-properties fo:color="#000080" fo:font-weight="bold"/>
    </style:style>
    <style:style style:name="T30" style:family="text">
      <style:text-properties fo:color="#000080" style:font-name="Courier New" fo:font-weight="bold"/>
    </style:style>
    <style:style style:name="T31" style:family="text">
      <style:text-properties fo:color="#000080" fo:font-style="normal" fo:font-weight="bold" style:font-style-asian="normal" style:font-style-complex="normal"/>
    </style:style>
    <style:style style:name="T32" style:family="text">
      <style:text-properties fo:color="#000080" fo:font-style="normal" style:font-style-asian="normal" style:font-weight-asian="normal" style:font-style-complex="normal" style:font-weight-complex="normal"/>
    </style:style>
    <style:style style:name="T33" style:family="text">
      <style:text-properties fo:background-color="#e4e4ff" loext:char-shading-value="0"/>
    </style:style>
    <style:style style:name="T34" style:family="text">
      <style:text-properties officeooo:rsid="001d002f"/>
    </style:style>
    <style:style style:name="T35" style:family="text">
      <style:text-properties fo:color="#660e7a" style:font-name="Courier New"/>
    </style:style>
    <style:style style:name="T36" style:family="text">
      <style:text-properties fo:color="#660e7a" style:font-name="Courier New" fo:font-weight="bold"/>
    </style:style>
    <style:style style:name="T37" style:family="text">
      <style:text-properties fo:color="#660e7a" style:font-name="Courier New" fo:font-style="italic"/>
    </style:style>
    <style:style style:name="T38" style:family="text">
      <style:text-properties fo:color="#660e7a" style:font-name="Courier New" fo:font-style="italic" fo:font-weight="bold"/>
    </style:style>
    <style:style style:name="T39" style:family="text">
      <style:text-properties fo:color="#660e7a" fo:font-weight="bold"/>
    </style:style>
    <style:style style:name="T40" style:family="text">
      <style:text-properties fo:color="#660e7a" fo:font-style="italic" fo:font-weight="bold"/>
    </style:style>
    <style:style style:name="T41" style:family="text">
      <style:text-properties fo:color="#660e7a" fo:font-style="normal" style:font-style-asian="normal" style:font-weight-asian="normal" style:font-style-complex="normal" style:font-weight-complex="normal"/>
    </style:style>
    <style:style style:name="T42" style:family="text">
      <style:text-properties fo:color="#808000"/>
    </style:style>
    <style:style style:name="T43" style:family="text">
      <style:text-properties fo:color="#808000" style:font-name="Courier New"/>
    </style:style>
    <style:style style:name="T44" style:family="text">
      <style:text-properties fo:color="#808000" fo:font-style="normal" style:font-style-asian="normal" style:font-style-complex="normal"/>
    </style:style>
    <style:style style:name="T45" style:family="text">
      <style:text-properties fo:color="#000000"/>
    </style:style>
    <style:style style:name="T46" style:family="text">
      <style:text-properties fo:color="#000000" style:font-name="Courier New"/>
    </style:style>
    <style:style style:name="T47" style:family="text">
      <style:text-properties fo:color="#000000" fo:font-style="italic" fo:font-weight="bold" style:font-style-asian="italic" style:font-weight-asian="bold" style:font-style-complex="italic" style:font-weight-complex="bold"/>
    </style:style>
    <style:style style:name="T48" style:family="text">
      <style:text-properties fo:color="#000000" fo:font-style="italic" fo:font-weight="bold" officeooo:rsid="001d002f" style:font-style-asian="italic" style:font-weight-asian="bold" style:font-style-complex="italic" style:font-weight-complex="bold"/>
    </style:style>
    <style:style style:name="T49" style:family="text">
      <style:text-properties fo:color="#000000" fo:font-style="normal" fo:font-weight="bold" style:font-style-asian="normal" style:font-weight-asian="bold" style:font-style-complex="normal" style:font-weight-complex="bold"/>
    </style:style>
    <style:style style:name="T50" style:family="text">
      <style:text-properties fo:color="#000000" fo:font-style="normal" style:font-style-asian="normal" style:font-style-complex="normal"/>
    </style:style>
    <style:style style:name="T51" style:family="text">
      <style:text-properties fo:color="#000000" fo:font-style="normal" officeooo:rsid="001df168" style:font-style-asian="normal" style:font-style-complex="normal"/>
    </style:style>
    <style:style style:name="T52" style:family="text">
      <style:text-properties fo:color="#000000" fo:font-style="normal" officeooo:rsid="0020dbd3" style:font-style-asian="normal" style:font-style-complex="normal"/>
    </style:style>
    <style:style style:name="T53" style:family="text">
      <style:text-properties fo:color="#000000" fo:font-style="normal" officeooo:rsid="0023c922" style:font-style-asian="normal" style:font-style-complex="normal"/>
    </style:style>
    <style:style style:name="T54" style:family="text">
      <style:text-properties fo:color="#000000" fo:font-style="normal" officeooo:rsid="0024dcf7" style:font-style-asian="normal" style:font-style-complex="normal"/>
    </style:style>
    <style:style style:name="T55" style:family="text">
      <style:text-properties fo:color="#000000" fo:font-style="normal" fo:font-weight="normal" style:font-style-asian="normal" style:font-weight-asian="normal" style:font-style-complex="normal" style:font-weight-complex="normal"/>
    </style:style>
    <style:style style:name="T56" style:family="text">
      <style:text-properties fo:color="#000000" fo:font-style="normal" fo:font-weight="normal" officeooo:rsid="0023c922"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color="#808080"/>
    </style:style>
    <style:style style:name="T60" style:family="text">
      <style:text-properties fo:color="#808080" style:font-name="Courier New"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ndroid Room with LiveData Example Tutorial</text:p>
      <text:p text:style-name="P26"/>
      <text:p text:style-name="P26">If you are new to android application development or you have been working with android, then you should be <text:span text:style-name="T8">familiar</text:span> with SQLite which is <text:span text:style-name="T8">an inbuilt</text:span> local database <text:span text:style-name="T8">for </text:span>android. </text:p>
      <text:p text:style-name="P26"/>
      <text:p text:style-name="P27"><text:span text:style-name="T8">M</text:span>any <text:span text:style-name="T8">android </text:span>applications have been build with android SQLite <text:span text:style-name="T8">which have worked well in some condition but it has it own disadvantages just like many other android tools out there.</text:span></text:p>
      <text:p text:style-name="P27"/>
      <text:p text:style-name="P28">In other to make android SQLite better, some companies and individuals have created <text:span text:style-name="T9">third</text:span> party libraries that can be used as a replacement o<text:span text:style-name="T9">f</text:span> android SQLite. Some of the examples are listed below <text:span text:style-name="T9">with tutorials I wrote on how to use each.</text:span></text:p>
      <text:p text:style-name="P28"/>
      <text:p text:style-name="P28">1. Sugar ORM – This is an object relational mapper that wrap SQLite database and map its table to a java plain object. I wrote a simple tutorial about it <text:span text:style-name="T3">here</text:span>. <text:span text:style-name="T9">(https://inducesmile.com/android/android-sugar-orm-database/)</text:span></text:p>
      <text:p text:style-name="P28"/>
      <text:p text:style-name="P28">2. Realm Database – It provides offline-first functionality &amp; data persistence through an easy-to-use API. <text:span text:style-name="T9">You can find my example tutorial </text:span><text:span text:style-name="T5">here (</text:span><text:a xlink:type="simple" xlink:href="https://inducesmile.com/android/android-realm-database-creating-reactive-todo-list-using-realm-database/" text:style-name="Internet_20_link" text:visited-style-name="Visited_20_Internet_20_Link"><text:span text:style-name="T5">https://inducesmile.com/android/android-realm-database-creating-reactive-todo-list-using-realm-database/</text:span></text:a><text:span text:style-name="T5">)</text:span></text:p>
      <text:p text:style-name="P28"><text:span text:style-name="T5"/></text:p>
      <text:p text:style-name="P35">3. SQLBrite - A lightweight wrapper around SQLiteOpenHelper which introduces reactive stream semantics to SQL operations</text:p>
      <text:p text:style-name="P27"/>
      <text:p text:style-name="P32">Back t<text:span text:style-name="T10">o</text:span> android SQLite database, I also <text:span text:style-name="T1">wrote a tutorial </text:span>on this topic<text:span text:style-name="T1"> which have helped lots of people to get their heads around sqlite in an easy and fun way. If you have not seen the tutorial you can follow this link – </text:span><text:span text:style-name="T6">Android SQLite Database Tutorial. </text:span><text:span text:style-name="T4">(https://inducesmile.com/android/android-sqlite-database-example-tutorial/)</text:span></text:p>
      <text:p text:style-name="P26"/>
      <text:p text:style-name="P36">Android recently introduce the Architecture Component which is a collection of libraries that help you design robust, testable, and maintainable apps. Start with classes for managing your UI component lifecycle and handling data persistence.</text:p>
      <text:p text:style-name="P36"/>
      <text:p text:style-name="P36">Before the introduction of Architecture Component, developer<text:span text:style-name="T11">s have</text:span> struggled to manage android component lifecycles on there own. If not well handle<text:span text:style-name="T11">d</text:span>, it can lead to application crash, memory leak or bugs that are hard to find.</text:p>
      <text:p text:style-name="P36"/>
      <text:p text:style-name="P36">The new android Architecture Component comes with a new lifecycle-aware components <text:span text:style-name="T11">that </text:span>help you manage your activity and fragment lifecycles. Survive configuration changes, avoid memory leaks and easily load data into your UI using LiveData, ViewModel, LifecycleObserver and LifecycleOwner.</text:p>
      <text:p text:style-name="P36"/>
      <text:p text:style-name="P36">Also, it includes Room – a SQLite object mapping library that help you <text:span text:style-name="T11">a</text:span>void boilerplate code and easily convert SQLite table data to Java objects. Room provides compile time checks of SQLite statements and can return RxJava, Flowable and LiveData observables. </text:p>
      <text:p text:style-name="P36"/>
      <text:p text:style-name="P37">In this tutorial, we are going to create a simple message like note app. Below is the screenshot of the application we will create in this tutorial.</text:p>
      <text:p text:style-name="P37"/>
      <text:p text:style-name="P38">********* <text:span text:style-name="T12">Image</text:span></text:p>
      <text:p text:style-name="P38"><text:span text:style-name="T12"><text:s/></text:span></text:p>
      <text:p text:style-name="P30"/>
      <text:p text:style-name="P31">Create new android project</text:p>
      <text:p text:style-name="P31"><text:soft-page-break/></text:p>
      <text:p text:style-name="P37">Lets start to soil our hands in code. Start up your IDE. For this tutorial, I am using the following tools and environment, feel free to use what works for you.</text:p>
      <text:p text:style-name="P37"/>
      <text:p text:style-name="P37">Windows 10</text:p>
      <text:p text:style-name="P37"/>
      <text:p text:style-name="P37">Android Studio</text:p>
      <text:p text:style-name="P37"/>
      <text:p text:style-name="P37">Sony Xperia <text:span text:style-name="T12">H1313</text:span></text:p>
      <text:p text:style-name="P37"/>
      <text:p text:style-name="P37">Min SDK 1<text:span text:style-name="T12">6</text:span></text:p>
      <text:p text:style-name="P37"/>
      <text:p text:style-name="P37">Target SDK 2<text:span text:style-name="T12">6</text:span></text:p>
      <text:p text:style-name="P37"/>
      <text:p text:style-name="P37">To create a new android application project, follow the steps as stipulated below.</text:p>
      <text:p text:style-name="P37"/>
      <text:p text:style-name="P37">Go to File menu</text:p>
      <text:p text:style-name="P37"/>
      <text:p text:style-name="P37">Click on New menu</text:p>
      <text:p text:style-name="P37"/>
      <text:p text:style-name="P37">Click on Android Application</text:p>
      <text:p text:style-name="P37"/>
      <text:p text:style-name="P37">Enter Project name: Android<text:span text:style-name="T12">RoomTutorial</text:span></text:p>
      <text:p text:style-name="P37"/>
      <text:p text:style-name="P37">Package: com.inducesmile.androidr<text:span text:style-name="T12">oomtutorial</text:span></text:p>
      <text:p text:style-name="P37"/>
      <text:p text:style-name="P37">Select Empty Activity</text:p>
      <text:p text:style-name="P37"/>
      <text:p text:style-name="P37">Name your activity: <text:span text:style-name="T12">Intro</text:span>Activity</text:p>
      <text:p text:style-name="P37"/>
      <text:p text:style-name="P37">Keep other default selections</text:p>
      <text:p text:style-name="P37"/>
      <text:p text:style-name="P37">Continue to click on next button until Finish button is active, then click on Finish Button.</text:p>
      <text:p text:style-name="P37"/>
      <text:p text:style-name="P30"/>
      <text:p text:style-name="P31">Add library dependencies in build.gradle</text:p>
      <text:p text:style-name="P37"/>
      <text:p text:style-name="P39">In order to use android room and livedata, we are going to add its libraries so that we can get access to different classes and methods in the api. We will also add the annotation library.</text:p>
      <text:p text:style-name="P39"/>
      <text:p text:style-name="P40">Also, we will make use of arrow or pure functions in the project so make sure that your are using Java 8 which supports lambda.</text:p>
      <text:p text:style-name="P40"/>
      <text:p text:style-name="P40">Below is how the app module build.gradle should look like </text:p>
      <text:p text:style-name="P40"/>
      <text:p text:style-name="P2">apply <text:span text:style-name="T14">plugin</text:span>: <text:span text:style-name="T14">'com.android.application'</text:span></text:p>
      <text:p text:style-name="P1">android {</text:p>
      <text:p text:style-name="P4"><text:s text:c="4"/><text:span text:style-name="T17">compileSdkVersion </text:span><text:span text:style-name="T21">26</text:span></text:p>
      <text:p text:style-name="P4"><text:span text:style-name="T20"><text:s text:c="4"/></text:span><text:span text:style-name="T17">defaultConfig {</text:span></text:p>
      <text:p text:style-name="P4"><text:s text:c="8"/><text:span text:style-name="T17">applicationId </text:span><text:span text:style-name="T15">"com.inducesmile.androidroomtutorial"</text:span></text:p>
      <text:p text:style-name="P4"><text:span text:style-name="T13"><text:s text:c="8"/></text:span><text:span text:style-name="T17">minSdkVersion </text:span><text:span text:style-name="T21">16</text:span></text:p>
      <text:p text:style-name="P4"><text:span text:style-name="T20"><text:s text:c="8"/></text:span><text:span text:style-name="T17">targetSdkVersion </text:span><text:span text:style-name="T21">26</text:span></text:p>
      <text:p text:style-name="P4"><text:span text:style-name="T20"><text:s text:c="8"/></text:span><text:span text:style-name="T17">versionCode </text:span><text:span text:style-name="T21">1</text:span></text:p>
      <text:p text:style-name="P4"><text:span text:style-name="T20"><text:s text:c="8"/></text:span><text:span text:style-name="T17">versionName </text:span><text:span text:style-name="T15">"1.0"</text:span></text:p>
      <text:p text:style-name="P4"><text:soft-page-break/><text:span text:style-name="T13"><text:s text:c="8"/></text:span><text:span text:style-name="T17">testInstrumentationRunner </text:span><text:span text:style-name="T15">"android.support.test.runner.AndroidJUnitRunner"</text:span></text:p>
      <text:p text:style-name="P4"><text:span text:style-name="T13"><text:s text:c="4"/></text:span><text:span text:style-name="T17">}</text:span></text:p>
      <text:p text:style-name="P4"><text:s text:c="4"/><text:span text:style-name="T17">buildTypes {</text:span></text:p>
      <text:p text:style-name="P4"><text:s text:c="8"/><text:span text:style-name="T17">release {</text:span></text:p>
      <text:p text:style-name="P4"><text:s text:c="12"/><text:span text:style-name="T17">minifyEnabled </text:span><text:span text:style-name="T27">false</text:span></text:p>
      <text:p text:style-name="P4"><text:span text:style-name="T26"><text:s text:c="12"/></text:span><text:span text:style-name="T17">proguardFiles getDefaultProguardFile(</text:span><text:span text:style-name="T15">'proguard-android.txt'</text:span><text:span text:style-name="T17">), </text:span><text:span text:style-name="T15">'proguard-rules.pro'</text:span></text:p>
      <text:p text:style-name="P4"><text:span text:style-name="T13"><text:s text:c="8"/></text:span><text:span text:style-name="T17">}</text:span></text:p>
      <text:p text:style-name="P4"><text:s text:c="4"/><text:span text:style-name="T17">}</text:span></text:p>
      <text:p text:style-name="P4"><text:s text:c="4"/><text:span text:style-name="T17">compileOptions {</text:span></text:p>
      <text:p text:style-name="P4"><text:s text:c="8"/><text:span text:style-name="T17">targetCompatibility </text:span><text:span text:style-name="T21">1.8</text:span></text:p>
      <text:p text:style-name="P4"><text:span text:style-name="T20"><text:s text:c="8"/></text:span><text:span text:style-name="T17">sourceCompatibility </text:span><text:span text:style-name="T21">1.8</text:span></text:p>
      <text:p text:style-name="P4"><text:span text:style-name="T20"><text:s text:c="4"/></text:span><text:span text:style-name="T17">}</text:span></text:p>
      <text:p text:style-name="P1">}</text:p>
      <text:p text:style-name="P1">dependencies {</text:p>
      <text:p text:style-name="P4"><text:s text:c="4"/><text:span text:style-name="T17">implementation fileTree(</text:span><text:span text:style-name="T15">dir</text:span><text:span text:style-name="T17">: </text:span><text:span text:style-name="T15">'libs'</text:span><text:span text:style-name="T17">, </text:span><text:span text:style-name="T15">include</text:span><text:span text:style-name="T17">: [</text:span><text:span text:style-name="T15">'*.jar'</text:span><text:span text:style-name="T17">])</text:span></text:p>
      <text:p text:style-name="P4"><text:s text:c="4"/><text:span text:style-name="T17">implementation </text:span><text:span text:style-name="T15">'com.android.support:appcompat-v7:26.1.0'</text:span></text:p>
      <text:p text:style-name="P4"><text:span text:style-name="T13"><text:s text:c="4"/></text:span><text:span text:style-name="T17">implementation </text:span><text:span text:style-name="T15">'com.android.support.constraint:constraint-layout:1.0.2'</text:span></text:p>
      <text:p text:style-name="P4"><text:span text:style-name="T13"><text:s text:c="4"/></text:span><text:span text:style-name="T17">implementation </text:span><text:span text:style-name="T15">"android.arch.persistence.room:runtime:1.0.0"</text:span></text:p>
      <text:p text:style-name="P4"><text:span text:style-name="T13"><text:s text:c="4"/></text:span><text:span text:style-name="T17">annotationProcessor </text:span><text:span text:style-name="T15">"android.arch.persistence.room:compiler:1.0.0"</text:span></text:p>
      <text:p text:style-name="P4"><text:span text:style-name="T13"><text:s text:c="4"/></text:span><text:span text:style-name="T17">implementation </text:span><text:span text:style-name="T15">"android.arch.lifecycle:livedata:1.1.1"</text:span></text:p>
      <text:p text:style-name="P4"><text:span text:style-name="T13"><text:s text:c="4"/></text:span><text:span text:style-name="T17">annotationProcessor </text:span><text:span text:style-name="T15">"android.arch.lifecycle:compiler:1.1.1"</text:span></text:p>
      <text:p text:style-name="P4"><text:span text:style-name="T13"><text:s text:c="4"/></text:span><text:span text:style-name="T17">implementation </text:span><text:span text:style-name="T15">'com.android.support:design:26.1.0'</text:span></text:p>
      <text:p text:style-name="P4"><text:span text:style-name="T13"><text:s text:c="4"/></text:span><text:span text:style-name="T17">implementation </text:span><text:span text:style-name="T15">'com.android.support:cardview-v7:26.1.0'</text:span></text:p>
      <text:p text:style-name="P4"><text:span text:style-name="T13"><text:s text:c="4"/></text:span><text:span text:style-name="T17">implementation </text:span><text:span text:style-name="T15">'com.android.support:recyclerview-v7:26.1.0'</text:span></text:p>
      <text:p text:style-name="P4"><text:span text:style-name="T13"><text:s text:c="4"/></text:span><text:span text:style-name="T17">implementation </text:span><text:span text:style-name="T15">'com.android.support:support-v4:26.1.0'</text:span></text:p>
      <text:p text:style-name="P4"><text:span text:style-name="T13"><text:s text:c="4"/></text:span><text:span text:style-name="T17">implementation </text:span><text:span text:style-name="T15">'com.intuit.sdp:sdp-android:1.0.3'</text:span></text:p>
      <text:p text:style-name="P4"><text:span text:style-name="T13"><text:s text:c="4"/></text:span><text:span text:style-name="T17">implementation </text:span><text:span text:style-name="T15">'joda-time:joda-time:2.9.9'</text:span></text:p>
      <text:p text:style-name="P4"><text:span text:style-name="T13"><text:s text:c="4"/></text:span><text:span text:style-name="T17">testImplementation </text:span><text:span text:style-name="T15">'junit:junit:4.12'</text:span></text:p>
      <text:p text:style-name="P4"><text:span text:style-name="T13"><text:s text:c="4"/></text:span><text:span text:style-name="T17">androidTestImplementation </text:span><text:span text:style-name="T15">'com.android.support.test:runner:1.0.1'</text:span></text:p>
      <text:p text:style-name="P4"><text:span text:style-name="T13"><text:s text:c="4"/></text:span><text:span text:style-name="T17">androidTestImplementation </text:span><text:span text:style-name="T15">'com.android.support.test.espresso:espresso-core:3.0.1'</text:span></text:p>
      <text:p text:style-name="P7">}</text:p>
      <text:p text:style-name="P31">String.xml</text:p>
      <text:p text:style-name="P40"/>
      <text:p text:style-name="P40">We are going to update our project strings.xml file located in the values folder inside the res folder. Open the file and add the code below to it.</text:p>
      <text:p text:style-name="P40"/>
      <text:p text:style-name="P2">&lt;<text:span text:style-name="T29">resources</text:span>&gt;</text:p>
      <text:p text:style-name="P4"><text:s text:c="4"/><text:span text:style-name="T17">&lt;</text:span><text:span text:style-name="T30">string </text:span><text:span text:style-name="T22">name=</text:span><text:span text:style-name="T15">"app_name"</text:span><text:span text:style-name="T17">&gt;Android Room&lt;/</text:span><text:span text:style-name="T30">string</text:span><text:span text:style-name="T17">&gt;</text:span></text:p>
      <text:p text:style-name="P4"><text:s text:c="4"/><text:span text:style-name="T17">&lt;</text:span><text:span text:style-name="T30">string </text:span><text:span text:style-name="T22">name=</text:span><text:span text:style-name="T15">"enter_message"</text:span><text:span text:style-name="T17">&gt;Enter message&lt;/</text:span><text:span text:style-name="T30">string</text:span><text:span text:style-name="T17">&gt;</text:span></text:p>
      <text:p text:style-name="P7">&lt;/<text:span text:style-name="T29">resources</text:span>&gt;</text:p>
      <text:p text:style-name="P40"/>
      <text:p text:style-name="P31">Color.xml</text:p>
      <text:p text:style-name="P40"/>
      <text:p text:style-name="P40">Open the colors.xml file in the same location as the strings.xml file and add the code below to the file.</text:p>
      <text:p text:style-name="P40"/>
      <text:p text:style-name="P2"><text:span text:style-name="T2">&lt;?</text:span><text:span text:style-name="T24">xml version=</text:span><text:span text:style-name="T14">"1.0" </text:span><text:span text:style-name="T24">encoding=</text:span><text:span text:style-name="T14">"utf-8"</text:span><text:span text:style-name="T2">?&gt;</text:span></text:p>
      <text:p text:style-name="P1">&lt;<text:span text:style-name="T29">resources</text:span>&gt;</text:p>
      <text:p text:style-name="P4"><text:s text:c="4"/><text:span text:style-name="T17">&lt;</text:span><text:span text:style-name="T30">color </text:span><text:span text:style-name="T23">name</text:span><text:span text:style-name="T22">=</text:span><text:span text:style-name="T15">"colorPrimary"</text:span><text:span text:style-name="T17">&gt;#01796F&lt;/</text:span><text:span text:style-name="T30">color</text:span><text:span text:style-name="T17">&gt;</text:span></text:p>
      <text:p text:style-name="P4"><text:s text:c="4"/><text:span text:style-name="T17">&lt;</text:span><text:span text:style-name="T30">color </text:span><text:span text:style-name="T23">name</text:span><text:span text:style-name="T22">=</text:span><text:span text:style-name="T15">"colorPrimaryDark"</text:span><text:span text:style-name="T17">&gt;#015f57&lt;/</text:span><text:span text:style-name="T30">color</text:span><text:span text:style-name="T17">&gt;</text:span></text:p>
      <text:p text:style-name="P4"><text:s text:c="4"/><text:span text:style-name="T17">&lt;</text:span><text:span text:style-name="T30">color </text:span><text:span text:style-name="T23">name</text:span><text:span text:style-name="T22">=</text:span><text:span text:style-name="T15">"colorAccent"</text:span><text:span text:style-name="T17">&gt;#fd5f6d&lt;/</text:span><text:span text:style-name="T30">color</text:span><text:span text:style-name="T17">&gt;</text:span></text:p>
      <text:p text:style-name="P4"><text:s text:c="4"/><text:span text:style-name="T17">&lt;</text:span><text:span text:style-name="T30">color </text:span><text:span text:style-name="T23">name</text:span><text:span text:style-name="T22">=</text:span><text:span text:style-name="T15">"colorWhite"</text:span><text:span text:style-name="T17">&gt;#ffffff&lt;/</text:span><text:span text:style-name="T30">color</text:span><text:span text:style-name="T17">&gt;</text:span></text:p>
      <text:p text:style-name="P4"><text:s text:c="4"/><text:span text:style-name="T17">&lt;</text:span><text:span text:style-name="T30">color </text:span><text:span text:style-name="T23">name</text:span><text:span text:style-name="T22">=</text:span><text:span text:style-name="T15">"colorBlack"</text:span><text:span text:style-name="T17">&gt;#000000&lt;/</text:span><text:span text:style-name="T30">color</text:span><text:span text:style-name="T17">&gt;</text:span></text:p>
      <text:p text:style-name="P4"><text:s text:c="4"/><text:span text:style-name="T17">&lt;</text:span><text:span text:style-name="T30">color </text:span><text:span text:style-name="T23">name</text:span><text:span text:style-name="T22">=</text:span><text:span text:style-name="T15">"colorText"</text:span><text:span text:style-name="T17">&gt;#cccccc&lt;/</text:span><text:span text:style-name="T30">color</text:span><text:span text:style-name="T17">&gt;</text:span></text:p>
      <text:p text:style-name="P7">&lt;/<text:span text:style-name="T29">resources</text:span>&gt;</text:p>
      <text:p text:style-name="P31"><text:soft-page-break/>Create IntroActivity.java </text:p>
      <text:p text:style-name="P33"/>
      <text:p text:style-name="P33">The Intro<text:span text:style-name="T34">A</text:span>ctivity class is the first <text:span text:style-name="T34">activity your will see when the application is launch. It contain an image button when clicked will navigate you to the main application page. </text:span></text:p>
      <text:p text:style-name="P33"/>
      <text:p text:style-name="P34">The code snippet for the class is shown below.</text:p>
      <text:p text:style-name="P34"/>
      <text:p text:style-name="P3"><text:span text:style-name="T29">package </text:span>com.inducesmile.androidroomtutorial;</text:p>
      <text:p text:style-name="P1"><text:span text:style-name="T29">import </text:span>android.content.Intent;</text:p>
      <text:p text:style-name="P1"><text:span text:style-name="T29">import </text:span>android.os.Bundle;</text:p>
      <text:p text:style-name="P1"><text:span text:style-name="T29">import </text:span>android.support.v7.app.ActionBar;</text:p>
      <text:p text:style-name="P1"><text:span text:style-name="T29">import </text:span>android.support.v7.app.AppCompatActivity;</text:p>
      <text:p text:style-name="P1"><text:span text:style-name="T29">import </text:span>android.view.View;</text:p>
      <text:p text:style-name="P1"><text:span text:style-name="T29">import </text:span>android.view.Window;</text:p>
      <text:p text:style-name="P1"><text:span text:style-name="T29">import </text:span>android.view.WindowManager;</text:p>
      <text:p text:style-name="P1"><text:span text:style-name="T29">import </text:span>android.widget.Button;</text:p>
      <text:p text:style-name="P1"><text:span text:style-name="T29">public class </text:span>IntroActivity <text:span text:style-name="T29">extends </text:span>AppCompatActivity {</text:p>
      <text:p text:style-name="P4"><text:s text:c="4"/><text:span text:style-name="T30">private final </text:span><text:span text:style-name="T17">String </text:span><text:span text:style-name="T36">TAG </text:span><text:span text:style-name="T17">= IntroActivity.</text:span><text:span text:style-name="T30">class</text:span><text:span text:style-name="T17">.getSimpleName();</text:span></text:p>
      <text:p text:style-name="P4"><text:s text:c="4"/><text:span text:style-name="T43">@Override</text:span></text:p>
      <text:p text:style-name="P4"><text:span text:style-name="T42"><text:s text:c="4"/></text:span><text:span text:style-name="T30">protected void </text:span><text:span text:style-name="T17">onCreate(Bundle savedInstanceState) {</text:span></text:p>
      <text:p text:style-name="P4"><text:s text:c="8"/><text:span text:style-name="T17">requestWindowFeature(Window.</text:span><text:span text:style-name="T38">FEATURE_NO_TITLE</text:span><text:span text:style-name="T17">);</text:span></text:p>
      <text:p text:style-name="P4"><text:s text:c="8"/><text:span text:style-name="T17">getWindow().setFlags(WindowManager.LayoutParams.</text:span><text:span text:style-name="T38">FLAG_FULLSCREEN</text:span><text:span text:style-name="T17">, WindowManager.LayoutParams.</text:span><text:span text:style-name="T38">FLAG_FULLSCREEN</text:span><text:span text:style-name="T17">);</text:span></text:p>
      <text:p text:style-name="P4"><text:s text:c="8"/><text:span text:style-name="T30">super</text:span><text:span text:style-name="T17">.onCreate(savedInstanceState);</text:span></text:p>
      <text:p text:style-name="P4"><text:s text:c="8"/><text:span text:style-name="T17">setContentView(R.layout.</text:span><text:span text:style-name="T38">activity_intro</text:span><text:span text:style-name="T17">);</text:span></text:p>
      <text:p text:style-name="P4"><text:s text:c="8"/><text:span text:style-name="T17">ActionBar actionBar = getSupportActionBar();</text:span></text:p>
      <text:p text:style-name="P4"><text:s text:c="8"/><text:span text:style-name="T30">if</text:span><text:span text:style-name="T17">(actionBar != </text:span><text:span text:style-name="T30">null</text:span><text:span text:style-name="T17">){</text:span></text:p>
      <text:p text:style-name="P4"><text:s text:c="12"/><text:span text:style-name="T17">actionBar.hide();</text:span></text:p>
      <text:p text:style-name="P4"><text:s text:c="8"/><text:span text:style-name="T17">}</text:span></text:p>
      <text:p text:style-name="P4"><text:s text:c="8"/><text:span text:style-name="T17">Button roomBtn = (Button)findViewById(R.id.</text:span><text:span text:style-name="T38">enter_room</text:span><text:span text:style-name="T17">);</text:span></text:p>
      <text:p text:style-name="P4"><text:s text:c="8"/><text:span text:style-name="T17">roomBtn.setOnClickListener(</text:span><text:span text:style-name="T30">new </text:span><text:span text:style-name="T17">View.OnClickListener() {</text:span></text:p>
      <text:p text:style-name="P4"><text:s text:c="12"/><text:span text:style-name="T43">@Override</text:span></text:p>
      <text:p text:style-name="P4"><text:span text:style-name="T42"><text:s text:c="12"/></text:span><text:span text:style-name="T30">public void </text:span><text:span text:style-name="T17">onClick(View view) {</text:span></text:p>
      <text:p text:style-name="P4"><text:s text:c="16"/><text:span text:style-name="T17">Intent roomIntent = </text:span><text:span text:style-name="T30">new </text:span><text:span text:style-name="T17">Intent(IntroActivity.</text:span><text:span text:style-name="T30">this</text:span><text:span text:style-name="T17">, RoomActivity.</text:span><text:span text:style-name="T30">class</text:span><text:span text:style-name="T17">);</text:span></text:p>
      <text:p text:style-name="P4"><text:s text:c="16"/><text:span text:style-name="T17">startActivity(roomIntent);</text:span></text:p>
      <text:p text:style-name="P4"><text:s text:c="12"/><text:span text:style-name="T17">}</text:span></text:p>
      <text:p text:style-name="P4"><text:s text:c="8"/><text:span text:style-name="T17">});</text:span></text:p>
      <text:p text:style-name="P4"><text:s text:c="4"/><text:span text:style-name="T17">}</text:span></text:p>
      <text:p text:style-name="P15"><text:span text:style-name="T46">}</text:span></text:p>
      <text:p text:style-name="P16"><text:span text:style-name="T45">activity_intro.xml</text:span></text:p>
      <text:p text:style-name="P8"><text:span text:style-name="T2">&lt;?</text:span><text:span text:style-name="T24">xml version=</text:span><text:span text:style-name="T14">"1.0" </text:span><text:span text:style-name="T24">encoding=</text:span><text:span text:style-name="T14">"utf-8"</text:span><text:span text:style-name="T2">?&gt;</text:span></text:p>
      <text:p text:style-name="P1">&lt;<text:span text:style-name="T29">LinearLayout </text:span><text:span text:style-name="T24">xmlns:</text:span><text:span text:style-name="T39">android</text:span><text:span text:style-name="T24">=</text:span><text:span text:style-name="T14">"http://schemas.android.com/apk/res/android"</text:span></text:p>
      <text:p text:style-name="P4"><text:span text:style-name="T13"><text:s text:c="4"/></text:span><text:span text:style-name="T22">xmlns:</text:span><text:span text:style-name="T36">app</text:span><text:span text:style-name="T22">=</text:span><text:span text:style-name="T15">"http://schemas.android.com/apk/res-auto"</text:span></text:p>
      <text:p text:style-name="P4"><text:span text:style-name="T13"><text:s text:c="4"/></text:span><text:span text:style-name="T22">xmlns:</text:span><text:span text:style-name="T36">tools</text:span><text:span text:style-name="T22">=</text:span><text:span text:style-name="T15">"http://schemas.android.com/tools"</text:span></text:p>
      <text:p text:style-name="P4"><text:span text:style-name="T13"><text:s text:c="4"/></text:span><text:span text:style-name="T36">android</text:span><text:span text:style-name="T22">:layout_width=</text:span><text:span text:style-name="T15">"match_parent"</text:span></text:p>
      <text:p text:style-name="P4"><text:span text:style-name="T13"><text:s text:c="4"/></text:span><text:span text:style-name="T36">android</text:span><text:span text:style-name="T22">:layout_height=</text:span><text:span text:style-name="T15">"match_parent"</text:span></text:p>
      <text:p text:style-name="P4"><text:span text:style-name="T13"><text:s text:c="4"/></text:span><text:span text:style-name="T36">android</text:span><text:span text:style-name="T22">:orientation=</text:span><text:span text:style-name="T15">"vertical"</text:span></text:p>
      <text:p text:style-name="P4"><text:span text:style-name="T13"><text:s text:c="4"/></text:span><text:span text:style-name="T36">android</text:span><text:span text:style-name="T22">:background=</text:span><text:span text:style-name="T15">"@color/colorPrimary"</text:span></text:p>
      <text:p text:style-name="P4"><text:span text:style-name="T13"><text:s text:c="4"/></text:span><text:span text:style-name="T36">tools</text:span><text:span text:style-name="T22">:context=</text:span><text:span text:style-name="T15">"com.inducesmile.androidroomtutorial.IntroActivity"</text:span><text:span text:style-name="T17">&gt;</text:span></text:p>
      <text:p text:style-name="P4"><text:s text:c="4"/><text:span text:style-name="T17">&lt;</text:span><text:span text:style-name="T30">LinearLayout</text:span></text:p>
      <text:p text:style-name="P4"><text:span text:style-name="T28"><text:s text:c="8"/></text:span><text:span text:style-name="T36">android</text:span><text:span text:style-name="T22">:layout_width=</text:span><text:span text:style-name="T15">"match_parent"</text:span></text:p>
      <text:p text:style-name="P4"><text:span text:style-name="T13"><text:s text:c="8"/></text:span><text:span text:style-name="T36">android</text:span><text:span text:style-name="T22">:layout_height=</text:span><text:span text:style-name="T15">"0dp"</text:span></text:p>
      <text:p text:style-name="P4"><text:span text:style-name="T13"><text:s text:c="8"/></text:span><text:span text:style-name="T36">android</text:span><text:span text:style-name="T22">:background=</text:span><text:span text:style-name="T15">"@drawable/room"</text:span></text:p>
      <text:p text:style-name="P4"><text:span text:style-name="T13"><text:s text:c="8"/></text:span><text:span text:style-name="T36">android</text:span><text:span text:style-name="T22">:layout_weight=</text:span><text:span text:style-name="T15">"1"</text:span><text:span text:style-name="T17">&gt;</text:span></text:p>
      <text:p text:style-name="P4"><text:s text:c="4"/><text:span text:style-name="T17">&lt;/</text:span><text:span text:style-name="T30">LinearLayout</text:span><text:span text:style-name="T17">&gt;</text:span></text:p>
      <text:p text:style-name="P4"><text:s text:c="4"/></text:p>
      <text:p text:style-name="P4"><text:s text:c="4"/><text:span text:style-name="T17">&lt;</text:span><text:span text:style-name="T30">RelativeLayout</text:span></text:p>
      <text:p text:style-name="P4"><text:soft-page-break/><text:span text:style-name="T28"><text:s text:c="8"/></text:span><text:span text:style-name="T36">android</text:span><text:span text:style-name="T22">:layout_width=</text:span><text:span text:style-name="T15">"match_parent"</text:span></text:p>
      <text:p text:style-name="P4"><text:span text:style-name="T13"><text:s text:c="8"/></text:span><text:span text:style-name="T36">android</text:span><text:span text:style-name="T22">:layout_height=</text:span><text:span text:style-name="T15">"0dp"</text:span></text:p>
      <text:p text:style-name="P4"><text:span text:style-name="T13"><text:s text:c="8"/></text:span><text:span text:style-name="T36">android</text:span><text:span text:style-name="T22">:layout_weight=</text:span><text:span text:style-name="T15">"1"</text:span><text:span text:style-name="T17">&gt;</text:span></text:p>
      <text:p text:style-name="P4"><text:s text:c="8"/><text:span text:style-name="T17">&lt;</text:span><text:span text:style-name="T30">TextView</text:span></text:p>
      <text:p text:style-name="P4"><text:span text:style-name="T28"><text:s text:c="12"/></text:span><text:span text:style-name="T36">android</text:span><text:span text:style-name="T22">:layout_width=</text:span><text:span text:style-name="T15">"wrap_content"</text:span></text:p>
      <text:p text:style-name="P4"><text:span text:style-name="T13"><text:s text:c="12"/></text:span><text:span text:style-name="T36">android</text:span><text:span text:style-name="T22">:layout_height=</text:span><text:span text:style-name="T15">"wrap_content"</text:span></text:p>
      <text:p text:style-name="P4"><text:span text:style-name="T13"><text:s text:c="12"/></text:span><text:span text:style-name="T36">android</text:span><text:span text:style-name="T22">:textColor=</text:span><text:span text:style-name="T15">"@color/colorWhite"</text:span></text:p>
      <text:p text:style-name="P4"><text:span text:style-name="T13"><text:s text:c="12"/></text:span><text:span text:style-name="T36">android</text:span><text:span text:style-name="T22">:layout_centerHorizontal=</text:span><text:span text:style-name="T15">"true"</text:span></text:p>
      <text:p text:style-name="P4"><text:span text:style-name="T13"><text:s text:c="12"/></text:span><text:span text:style-name="T36">android</text:span><text:span text:style-name="T22">:layout_marginTop=</text:span><text:span text:style-name="T15">"20dp"</text:span></text:p>
      <text:p text:style-name="P4"><text:span text:style-name="T13"><text:s text:c="12"/></text:span><text:span text:style-name="T36">android</text:span><text:span text:style-name="T22">:text=</text:span><text:span text:style-name="T15">"Android Room Example"</text:span><text:span text:style-name="T17">/&gt;</text:span></text:p>
      <text:p text:style-name="P4"><text:s text:c="8"/><text:span text:style-name="T17">&lt;</text:span><text:span text:style-name="T30">Button</text:span></text:p>
      <text:p text:style-name="P4"><text:span text:style-name="T28"><text:s text:c="12"/></text:span><text:span text:style-name="T36">android</text:span><text:span text:style-name="T22">:id=</text:span><text:span text:style-name="T15">"@+id/enter-room"</text:span></text:p>
      <text:p text:style-name="P4"><text:span text:style-name="T13"><text:s text:c="12"/></text:span><text:span text:style-name="T36">android</text:span><text:span text:style-name="T22">:layout_width=</text:span><text:span text:style-name="T15">"wrap_content"</text:span></text:p>
      <text:p text:style-name="P4"><text:span text:style-name="T13"><text:s text:c="12"/></text:span><text:span text:style-name="T36">android</text:span><text:span text:style-name="T22">:layout_height=</text:span><text:span text:style-name="T15">"wrap_content"</text:span></text:p>
      <text:p text:style-name="P4"><text:span text:style-name="T13"><text:s text:c="12"/></text:span><text:span text:style-name="T36">android</text:span><text:span text:style-name="T22">:layout_margin=</text:span><text:span text:style-name="T15">"20dp"</text:span></text:p>
      <text:p text:style-name="P4"><text:span text:style-name="T13"><text:s text:c="12"/></text:span><text:span text:style-name="T36">android</text:span><text:span text:style-name="T22">:background=</text:span><text:span text:style-name="T15">"@color/colorAccent"</text:span></text:p>
      <text:p text:style-name="P4"><text:span text:style-name="T13"><text:s text:c="12"/></text:span><text:span text:style-name="T36">android</text:span><text:span text:style-name="T22">:textColor=</text:span><text:span text:style-name="T15">"@color/colorWhite"</text:span></text:p>
      <text:p text:style-name="P4"><text:span text:style-name="T13"><text:s text:c="12"/></text:span><text:span text:style-name="T36">android</text:span><text:span text:style-name="T22">:text=</text:span><text:span text:style-name="T15">"Enter room"</text:span></text:p>
      <text:p text:style-name="P4"><text:span text:style-name="T13"><text:s text:c="12"/></text:span><text:span text:style-name="T36">android</text:span><text:span text:style-name="T22">:paddingRight=</text:span><text:span text:style-name="T15">"20dp"</text:span></text:p>
      <text:p text:style-name="P4"><text:span text:style-name="T13"><text:s text:c="12"/></text:span><text:span text:style-name="T36">android</text:span><text:span text:style-name="T22">:paddingLeft=</text:span><text:span text:style-name="T15">"20dp"</text:span></text:p>
      <text:p text:style-name="P4"><text:span text:style-name="T13"><text:s text:c="12"/></text:span><text:span text:style-name="T36">android</text:span><text:span text:style-name="T22">:textSize=</text:span><text:span text:style-name="T15">"12sp"</text:span></text:p>
      <text:p text:style-name="P4"><text:span text:style-name="T13"><text:s text:c="12"/></text:span><text:span text:style-name="T36">android</text:span><text:span text:style-name="T22">:layout_alignParentRight=</text:span><text:span text:style-name="T15">"true"</text:span></text:p>
      <text:p text:style-name="P4"><text:span text:style-name="T13"><text:s text:c="12"/></text:span><text:span text:style-name="T36">android</text:span><text:span text:style-name="T22">:layout_alignParentBottom=</text:span><text:span text:style-name="T15">"true"</text:span><text:span text:style-name="T17">/&gt;</text:span></text:p>
      <text:p text:style-name="P4"><text:s text:c="4"/><text:span text:style-name="T17">&lt;/</text:span><text:span text:style-name="T30">RelativeLayout</text:span><text:span text:style-name="T17">&gt;</text:span></text:p>
      <text:p text:style-name="P4"><text:s text:c="4"/></text:p>
      <text:p text:style-name="P7">&lt;/<text:span text:style-name="T29">LinearLayout</text:span>&gt;</text:p>
      <text:p text:style-name="P21"><text:span text:style-name="T45">Create a new package and name it </text:span><text:span text:style-name="T47">adapter.</text:span><text:span text:style-name="T48"> </text:span><text:span text:style-name="T50">The adapter package will contain the message adapter class and the message viewholder class.</text:span></text:p>
      <text:p text:style-name="P21"><text:span text:style-name="T50">RoomAdapter.java</text:span></text:p>
      <text:p text:style-name="P9"><text:span text:style-name="T31">import </text:span><text:span text:style-name="T57">android.content.Context;</text:span></text:p>
      <text:p text:style-name="P1"><text:span text:style-name="T29">import </text:span>android.support.v7.widget.RecyclerView;</text:p>
      <text:p text:style-name="P1"><text:span text:style-name="T29">import </text:span>android.view.LayoutInflater;</text:p>
      <text:p text:style-name="P1"><text:span text:style-name="T29">import </text:span>android.view.View;</text:p>
      <text:p text:style-name="P1"><text:span text:style-name="T29">import </text:span>android.view.ViewGroup;</text:p>
      <text:p text:style-name="P1"><text:span text:style-name="T29">import </text:span>com.inducesmile.androidroomtutorial.R;</text:p>
      <text:p text:style-name="P1"><text:span text:style-name="T29">import </text:span>com.inducesmile.androidroomtutorial.database.Message;</text:p>
      <text:p text:style-name="P1"><text:span text:style-name="T29">import </text:span>org.joda.time.DateTime;</text:p>
      <text:p text:style-name="P1"><text:span text:style-name="T29">import </text:span>java.util.Date;</text:p>
      <text:p text:style-name="P1"><text:span text:style-name="T29">import </text:span>java.util.List;</text:p>
      <text:p text:style-name="P1"><text:span text:style-name="T29">public class </text:span>RoomAdapter <text:span text:style-name="T29">extends </text:span>RecyclerView.Adapter&lt;RoomViewHolder&gt; {</text:p>
      <text:p text:style-name="P4"><text:s text:c="4"/><text:span text:style-name="T30">private </text:span><text:span text:style-name="T17">List&lt;Message&gt; </text:span><text:span text:style-name="T36">messageList</text:span><text:span text:style-name="T17">;</text:span></text:p>
      <text:p text:style-name="P4"><text:s text:c="4"/><text:span text:style-name="T30">private </text:span><text:span text:style-name="T17">Context </text:span><text:span text:style-name="T36">context</text:span><text:span text:style-name="T17">;</text:span></text:p>
      <text:p text:style-name="P4"><text:s text:c="4"/><text:span text:style-name="T30">public </text:span><text:span text:style-name="T17">RoomAdapter(Context context, List&lt;Message&gt; messageList) {</text:span></text:p>
      <text:p text:style-name="P4"><text:s text:c="8"/><text:span text:style-name="T30">this</text:span><text:span text:style-name="T17">.</text:span><text:span text:style-name="T36">messageList </text:span><text:span text:style-name="T17">= messageList;</text:span></text:p>
      <text:p text:style-name="P4"><text:s text:c="8"/><text:span text:style-name="T30">this</text:span><text:span text:style-name="T17">.</text:span><text:span text:style-name="T36">context </text:span><text:span text:style-name="T17">= context;</text:span></text:p>
      <text:p text:style-name="P4"><text:s text:c="4"/><text:span text:style-name="T17">}</text:span></text:p>
      <text:p text:style-name="P4"><text:s text:c="4"/><text:span text:style-name="T43">@Override</text:span></text:p>
      <text:p text:style-name="P4"><text:span text:style-name="T42"><text:s text:c="4"/></text:span><text:span text:style-name="T30">public </text:span><text:span text:style-name="T17">RoomViewHolder onCreateViewHolder(ViewGroup parent, </text:span><text:span text:style-name="T30">int </text:span><text:span text:style-name="T17">viewType) {</text:span></text:p>
      <text:p text:style-name="P4"><text:s text:c="8"/><text:span text:style-name="T17">View view = LayoutInflater.</text:span><text:span text:style-name="T18">from</text:span><text:span text:style-name="T17">(parent.getContext()).inflate(R.layout.</text:span><text:span text:style-name="T38">message_layout</text:span><text:span text:style-name="T17">, parent, </text:span><text:span text:style-name="T30">false</text:span><text:span text:style-name="T17">);</text:span></text:p>
      <text:p text:style-name="P4"><text:s text:c="8"/><text:span text:style-name="T30">return new </text:span><text:span text:style-name="T17">RoomViewHolder(view);</text:span></text:p>
      <text:p text:style-name="P4"><text:s text:c="4"/><text:span text:style-name="T17">}</text:span></text:p>
      <text:p text:style-name="P4"><text:s text:c="4"/><text:span text:style-name="T43">@Override</text:span></text:p>
      <text:p text:style-name="P4"><text:span text:style-name="T42"><text:s text:c="4"/></text:span><text:span text:style-name="T30">public void </text:span><text:span text:style-name="T17">onBindViewHolder(RoomViewHolder holder, </text:span><text:span text:style-name="T30">int </text:span><text:span text:style-name="T17">position) {</text:span></text:p>
      <text:p text:style-name="P4"><text:s text:c="8"/><text:span text:style-name="T17">Message message = </text:span><text:span text:style-name="T36">messageList</text:span><text:span text:style-name="T17">.get(position);</text:span></text:p>
      <text:p text:style-name="P4"><text:s text:c="8"/><text:span text:style-name="T17">String currentDate = getCurrentDateTime();</text:span></text:p>
      <text:p text:style-name="P4"><text:s text:c="8"/><text:span text:style-name="T17">holder.</text:span><text:span text:style-name="T36">content</text:span><text:span text:style-name="T17">.setText(message.getContent());</text:span></text:p>
      <text:p text:style-name="P4"><text:soft-page-break/><text:s text:c="8"/><text:span text:style-name="T17">holder.</text:span><text:span text:style-name="T36">contentDate</text:span><text:span text:style-name="T17">.setText(currentDate);</text:span></text:p>
      <text:p text:style-name="P4"><text:s text:c="8"/><text:span text:style-name="T17">holder.</text:span><text:span text:style-name="T36">contentDelete</text:span><text:span text:style-name="T17">.setOnClickListener(</text:span><text:span text:style-name="T30">new </text:span><text:span text:style-name="T17">View.OnClickListener() {</text:span></text:p>
      <text:p text:style-name="P4"><text:s text:c="12"/><text:span text:style-name="T43">@Override</text:span></text:p>
      <text:p text:style-name="P4"><text:span text:style-name="T42"><text:s text:c="12"/></text:span><text:span text:style-name="T30">public void </text:span><text:span text:style-name="T17">onClick(View v) {</text:span></text:p>
      <text:p text:style-name="P4"><text:s text:c="16"/><text:span text:style-name="T60">// delete a message with the following id</text:span></text:p>
      <text:p text:style-name="P4"><text:span text:style-name="T59"><text:s text:c="12"/></text:span><text:span text:style-name="T17">}</text:span></text:p>
      <text:p text:style-name="P4"><text:s text:c="8"/><text:span text:style-name="T17">});</text:span></text:p>
      <text:p text:style-name="P4"><text:s text:c="4"/><text:span text:style-name="T17">}</text:span></text:p>
      <text:p text:style-name="P4"><text:s text:c="4"/><text:span text:style-name="T43">@Override</text:span></text:p>
      <text:p text:style-name="P4"><text:span text:style-name="T42"><text:s text:c="4"/></text:span><text:span text:style-name="T30">public int </text:span><text:span text:style-name="T17">getItemCount() {</text:span></text:p>
      <text:p text:style-name="P4"><text:s text:c="8"/><text:span text:style-name="T30">return </text:span><text:span text:style-name="T36">messageList</text:span><text:span text:style-name="T17">.size();</text:span></text:p>
      <text:p text:style-name="P4"><text:s text:c="4"/><text:span text:style-name="T17">}</text:span></text:p>
      <text:p text:style-name="P4"><text:s text:c="4"/><text:span text:style-name="T30">private </text:span><text:span text:style-name="T17">String getCurrentDateTime(){</text:span></text:p>
      <text:p text:style-name="P4"><text:s text:c="8"/><text:span text:style-name="T17">Date currentDate = </text:span><text:span text:style-name="T30">new </text:span><text:span text:style-name="T17">Date();</text:span></text:p>
      <text:p text:style-name="P4"><text:s text:c="8"/><text:span text:style-name="T17">DateTime dt = </text:span><text:span text:style-name="T30">new </text:span><text:span text:style-name="T17">DateTime(currentDate);</text:span></text:p>
      <text:p text:style-name="P4"><text:s text:c="8"/><text:span text:style-name="T30">return </text:span><text:span text:style-name="T17">dt.toString();</text:span></text:p>
      <text:p text:style-name="P4"><text:s text:c="4"/><text:span text:style-name="T17">}</text:span></text:p>
      <text:p text:style-name="P7">}</text:p>
      <text:p text:style-name="P21"><text:span text:style-name="T50">Open the RoomViewHolder class and the code below.</text:span></text:p>
      <text:p text:style-name="P21"><text:span text:style-name="T50">RoomViewHolder.java</text:span></text:p>
      <text:p text:style-name="P9"><text:span text:style-name="T31">import </text:span><text:span text:style-name="T57">android.support.v7.widget.RecyclerView;</text:span></text:p>
      <text:p text:style-name="P1"><text:span text:style-name="T29">import </text:span>android.view.View;</text:p>
      <text:p text:style-name="P1"><text:span text:style-name="T29">import </text:span>android.widget.ImageView;</text:p>
      <text:p text:style-name="P1"><text:span text:style-name="T29">import </text:span>android.widget.TextView;</text:p>
      <text:p text:style-name="P1"><text:span text:style-name="T29">import </text:span>com.inducesmile.androidroomtutorial.R;</text:p>
      <text:p text:style-name="P1"><text:span text:style-name="T29">public class </text:span>RoomViewHolder <text:span text:style-name="T29">extends </text:span>RecyclerView.ViewHolder{</text:p>
      <text:p text:style-name="P4"><text:s text:c="4"/><text:span text:style-name="T30">public </text:span><text:span text:style-name="T17">TextView </text:span><text:span text:style-name="T36">content</text:span><text:span text:style-name="T17">;</text:span></text:p>
      <text:p text:style-name="P4"><text:s text:c="4"/><text:span text:style-name="T30">public </text:span><text:span text:style-name="T17">TextView </text:span><text:span text:style-name="T36">contentDate</text:span><text:span text:style-name="T17">;</text:span></text:p>
      <text:p text:style-name="P4"><text:s text:c="4"/><text:span text:style-name="T30">public </text:span><text:span text:style-name="T17">ImageView </text:span><text:span text:style-name="T36">contentDelete</text:span><text:span text:style-name="T17">;</text:span></text:p>
      <text:p text:style-name="P4"><text:s text:c="4"/><text:span text:style-name="T30">public </text:span><text:span text:style-name="T17">RoomViewHolder(View itemView) {</text:span></text:p>
      <text:p text:style-name="P4"><text:s text:c="8"/><text:span text:style-name="T30">super</text:span><text:span text:style-name="T17">(itemView);</text:span></text:p>
      <text:p text:style-name="P4"><text:s text:c="8"/><text:span text:style-name="T36">content </text:span><text:span text:style-name="T17">= (TextView)itemView.findViewById(R.id.</text:span><text:span text:style-name="T38">content</text:span><text:span text:style-name="T17">);</text:span></text:p>
      <text:p text:style-name="P4"><text:s text:c="8"/><text:span text:style-name="T36">contentDate </text:span><text:span text:style-name="T17">= (TextView)itemView.findViewById(R.id.</text:span><text:span text:style-name="T38">content_date</text:span><text:span text:style-name="T17">);</text:span></text:p>
      <text:p text:style-name="P4"><text:s text:c="8"/><text:span text:style-name="T36">contentDelete </text:span><text:span text:style-name="T17">= (ImageView)itemView.findViewById(R.id.</text:span><text:span text:style-name="T38">content_delete</text:span><text:span text:style-name="T17">);</text:span></text:p>
      <text:p text:style-name="P4"><text:s text:c="4"/><text:span text:style-name="T17">}</text:span></text:p>
      <text:p text:style-name="P7">}</text:p>
      <text:p text:style-name="P21"><text:span text:style-name="T50">Add a Dialog with EditText Field</text:span></text:p>
      <text:p text:style-name="P21"><text:span text:style-name="T50">To add a new message </text:span><text:span text:style-name="T51">to room we need to create a dialog box that contain an EditText view. Create a new package and name it utils. Inside the utils folder, create a new java file and name it MessageDialog.java.</text:span></text:p>
      <text:p text:style-name="P22"><text:span text:style-name="T50">Open the MessageDialog.java class and add the code below to it.</text:span></text:p>
      <text:p text:style-name="P22"><text:span text:style-name="T50">MessageDialog.java</text:span></text:p>
      <text:p text:style-name="P10"><text:span text:style-name="T31">import </text:span><text:span text:style-name="T57">android.app.AlertDialog;</text:span></text:p>
      <text:p text:style-name="P1"><text:span text:style-name="T29">import </text:span>android.content.Context;</text:p>
      <text:p text:style-name="P1"><text:span text:style-name="T29">import </text:span>android.content.DialogInterface;</text:p>
      <text:p text:style-name="P1"><text:span text:style-name="T29">import </text:span>android.text.TextUtils;</text:p>
      <text:p text:style-name="P1"><text:span text:style-name="T29">import </text:span>android.view.LayoutInflater;</text:p>
      <text:p text:style-name="P1"><text:span text:style-name="T29">import </text:span>android.view.View;</text:p>
      <text:p text:style-name="P1"><text:span text:style-name="T29">import </text:span>android.widget.EditText;</text:p>
      <text:p text:style-name="P1"><text:soft-page-break/><text:span text:style-name="T29">import </text:span>android.widget.Toast;</text:p>
      <text:p text:style-name="P1"><text:span text:style-name="T29">import </text:span>com.inducesmile.androidroomtutorial.R;</text:p>
      <text:p text:style-name="P1"><text:span text:style-name="T29">import </text:span>com.inducesmile.androidroomtutorial.database.AppDatabase;</text:p>
      <text:p text:style-name="P1"><text:span text:style-name="T29">import </text:span>com.inducesmile.androidroomtutorial.database.Message;</text:p>
      <text:p text:style-name="P1"><text:span text:style-name="T29">import </text:span>com.inducesmile.androidroomtutorial.database.MessageDao;</text:p>
      <text:p text:style-name="P1"><text:span text:style-name="T29">public class </text:span>MessageDialog {</text:p>
      <text:p text:style-name="P4"><text:s text:c="4"/><text:span text:style-name="T30">private </text:span><text:span text:style-name="T17">Context </text:span><text:span text:style-name="T36">context</text:span><text:span text:style-name="T17">;</text:span></text:p>
      <text:p text:style-name="P4"><text:s text:c="4"/><text:span text:style-name="T30">public </text:span><text:span text:style-name="T17">MessageDialog(Context context) {</text:span></text:p>
      <text:p text:style-name="P4"><text:s text:c="8"/><text:span text:style-name="T30">this</text:span><text:span text:style-name="T17">.</text:span><text:span text:style-name="T36">context </text:span><text:span text:style-name="T17">= context;</text:span></text:p>
      <text:p text:style-name="P4"><text:s text:c="4"/><text:span text:style-name="T17">}</text:span></text:p>
      <text:p text:style-name="P4"><text:s text:c="4"/><text:span text:style-name="T30">public void </text:span><text:span text:style-name="T17">addNewMessage(</text:span><text:span text:style-name="T30">int </text:span><text:span text:style-name="T17">dialog_layout){</text:span></text:p>
      <text:p text:style-name="P4"><text:s text:c="8"/><text:span text:style-name="T17">LayoutInflater inflater = LayoutInflater.</text:span><text:span text:style-name="T18">from</text:span><text:span text:style-name="T17">(</text:span><text:span text:style-name="T36">context</text:span><text:span text:style-name="T17">);</text:span></text:p>
      <text:p text:style-name="P4"><text:s text:c="8"/><text:span text:style-name="T17">View subView = inflater.inflate(dialog_layout, </text:span><text:span text:style-name="T30">null</text:span><text:span text:style-name="T17">);</text:span></text:p>
      <text:p text:style-name="P4"><text:s text:c="8"/><text:span text:style-name="T30">final </text:span><text:span text:style-name="T17">EditText nameField = (EditText)subView.findViewById(R.id.</text:span><text:span text:style-name="T38">enter_message</text:span><text:span text:style-name="T17">);</text:span></text:p>
      <text:p text:style-name="P4"><text:s text:c="8"/><text:span text:style-name="T17">AlertDialog.Builder builder = </text:span><text:span text:style-name="T30">new </text:span><text:span text:style-name="T17">AlertDialog.Builder(</text:span><text:span text:style-name="T36">context</text:span><text:span text:style-name="T17">);</text:span></text:p>
      <text:p text:style-name="P4"><text:s text:c="8"/><text:span text:style-name="T17">builder.setTitle(</text:span><text:span text:style-name="T15">"Add new message"</text:span><text:span text:style-name="T17">);</text:span></text:p>
      <text:p text:style-name="P4"><text:s text:c="8"/><text:span text:style-name="T17">builder.setView(subView);</text:span></text:p>
      <text:p text:style-name="P4"><text:s text:c="8"/><text:span text:style-name="T17">builder.create();</text:span></text:p>
      <text:p text:style-name="P4"><text:s text:c="8"/><text:span text:style-name="T17">builder.setPositiveButton(</text:span><text:span text:style-name="T15">"ADD MESSAGE"</text:span><text:span text:style-name="T17">, </text:span><text:span text:style-name="T30">new </text:span><text:span text:style-name="T17">DialogInterface.OnClickListener() {</text:span></text:p>
      <text:p text:style-name="P4"><text:s text:c="12"/><text:span text:style-name="T43">@Override</text:span></text:p>
      <text:p text:style-name="P4"><text:span text:style-name="T42"><text:s text:c="12"/></text:span><text:span text:style-name="T30">public void </text:span><text:span text:style-name="T17">onClick(DialogInterface dialog, </text:span><text:span text:style-name="T30">int </text:span><text:span text:style-name="T17">which) {</text:span></text:p>
      <text:p text:style-name="P4"><text:s text:c="16"/><text:span text:style-name="T30">final </text:span><text:span text:style-name="T17">String message = </text:span><text:span text:style-name="T35">nameField</text:span><text:span text:style-name="T17">.getText().toString();</text:span></text:p>
      <text:p text:style-name="P4"><text:s text:c="16"/><text:span text:style-name="T30">if</text:span><text:span text:style-name="T17">(TextUtils.</text:span><text:span text:style-name="T18">isEmpty</text:span><text:span text:style-name="T17">(message)){</text:span></text:p>
      <text:p text:style-name="P4"><text:s text:c="20"/><text:span text:style-name="T17">Toast.</text:span><text:span text:style-name="T18">makeText</text:span><text:span text:style-name="T17">(</text:span><text:span text:style-name="T36">context</text:span><text:span text:style-name="T17">, </text:span><text:span text:style-name="T15">"Empty or invalid input"</text:span><text:span text:style-name="T17">, Toast.</text:span><text:span text:style-name="T38">LENGTH_LONG</text:span><text:span text:style-name="T17">).show();</text:span></text:p>
      <text:p text:style-name="P4"><text:s text:c="16"/><text:span text:style-name="T17">}</text:span></text:p>
      <text:p text:style-name="P4"><text:s text:c="16"/><text:span text:style-name="T30">else</text:span><text:span text:style-name="T17">{</text:span></text:p>
      <text:p text:style-name="P4"><text:s text:c="20"/><text:span text:style-name="T17">Message content = </text:span><text:span text:style-name="T30">new </text:span><text:span text:style-name="T17">Message(message);</text:span></text:p>
      <text:p text:style-name="P4"><text:s text:c="20"/><text:span text:style-name="T60">//add new message to database</text:span></text:p>
      <text:p text:style-name="P4"><text:span text:style-name="T59"><text:s text:c="20"/></text:span><text:span text:style-name="T17">MessageDao messageDao = (MessageDao) AppDatabase.</text:span><text:span text:style-name="T18">getInstance</text:span><text:span text:style-name="T17">(</text:span><text:span text:style-name="T36">context</text:span><text:span text:style-name="T17">).message();</text:span></text:p>
      <text:p text:style-name="P4"><text:s text:c="20"/><text:span text:style-name="T17">messageDao.insertNewMessage(content);</text:span></text:p>
      <text:p text:style-name="P4"><text:s text:c="16"/><text:span text:style-name="T17">}</text:span></text:p>
      <text:p text:style-name="P4"><text:s text:c="12"/><text:span text:style-name="T17">}</text:span></text:p>
      <text:p text:style-name="P4"><text:s text:c="8"/><text:span text:style-name="T17">});</text:span></text:p>
      <text:p text:style-name="P4"><text:s text:c="8"/><text:span text:style-name="T17">builder.setNegativeButton(</text:span><text:span text:style-name="T15">"CANCEL"</text:span><text:span text:style-name="T17">, </text:span><text:span text:style-name="T30">new </text:span><text:span text:style-name="T17">DialogInterface.OnClickListener() {</text:span></text:p>
      <text:p text:style-name="P4"><text:s text:c="12"/><text:span text:style-name="T43">@Override</text:span></text:p>
      <text:p text:style-name="P4"><text:span text:style-name="T42"><text:s text:c="12"/></text:span><text:span text:style-name="T30">public void </text:span><text:span text:style-name="T17">onClick(DialogInterface dialog, </text:span><text:span text:style-name="T30">int </text:span><text:span text:style-name="T17">which) {</text:span></text:p>
      <text:p text:style-name="P4"><text:s text:c="16"/><text:span text:style-name="T17">Toast.</text:span><text:span text:style-name="T18">makeText</text:span><text:span text:style-name="T17">(</text:span><text:span text:style-name="T36">context</text:span><text:span text:style-name="T17">, </text:span><text:span text:style-name="T15">"Task cancelled"</text:span><text:span text:style-name="T17">, Toast.</text:span><text:span text:style-name="T38">LENGTH_LONG</text:span><text:span text:style-name="T17">).show();</text:span></text:p>
      <text:p text:style-name="P4"><text:s text:c="12"/><text:span text:style-name="T17">}</text:span></text:p>
      <text:p text:style-name="P4"><text:s text:c="8"/><text:span text:style-name="T17">});</text:span></text:p>
      <text:p text:style-name="P4"><text:s text:c="8"/><text:span text:style-name="T17">builder.show();</text:span></text:p>
      <text:p text:style-name="P4"><text:s text:c="4"/><text:span text:style-name="T17">}</text:span></text:p>
      <text:p text:style-name="P7">}</text:p>
      <text:p text:style-name="P22"><text:span text:style-name="T50">Create a new package in your android project and name it </text:span><text:span text:style-name="T49">database. </text:span><text:span text:style-name="T50">Inside the database folder, we are going to create the following java class.</text:span></text:p>
      <text:p text:style-name="P22"><text:span text:style-name="T49">1. Message.java</text:span><text:span text:style-name="T50"> – this is Java object class that will be map to a Message table in our project sqlite using android room. The class is annonated with @Entity. The attributes of the class will represent the columns of the database table.</text:span></text:p>
      <text:p text:style-name="P22"><text:span text:style-name="T50">The id of the class can use the @PrimaryKey to specify that it is the table’s primary key and the autogenerate can be set to true if we want the primary key to be auto increment for us. The column name of the table can be mapped with @ColumnInfo annotation.</text:span></text:p>
      <text:p text:style-name="P23"><text:span text:style-name="T50">The sample code for the class is as shown below</text:span></text:p>
      <text:p text:style-name="P11"><text:soft-page-break/><text:span text:style-name="T31">import </text:span><text:span text:style-name="T57">android.arch.persistence.room.</text:span><text:span text:style-name="T44">ColumnInfo</text:span><text:span text:style-name="T57">;</text:span></text:p>
      <text:p text:style-name="P1"><text:span text:style-name="T29">import </text:span>android.arch.persistence.room.<text:span text:style-name="T42">Entity</text:span>;</text:p>
      <text:p text:style-name="P1"><text:span text:style-name="T29">import </text:span>android.arch.persistence.room.<text:span text:style-name="T42">PrimaryKey</text:span>;</text:p>
      <text:p text:style-name="P1"><text:span text:style-name="T42">@Entity</text:span>(tableName = <text:span text:style-name="T14">"Message"</text:span>)</text:p>
      <text:p text:style-name="P1"><text:span text:style-name="T29">public class </text:span>Message {</text:p>
      <text:p text:style-name="P4"><text:s text:c="4"/><text:span text:style-name="T43">@PrimaryKey</text:span><text:span text:style-name="T17">(autoGenerate = </text:span><text:span text:style-name="T30">true</text:span><text:span text:style-name="T17">)</text:span></text:p>
      <text:p text:style-name="P4"><text:s text:c="4"/><text:span text:style-name="T30">private int </text:span><text:span text:style-name="T36">id</text:span><text:span text:style-name="T17">;</text:span></text:p>
      <text:p text:style-name="P4"><text:s text:c="4"/><text:span text:style-name="T43">@ColumnInfo</text:span><text:span text:style-name="T17">(name = </text:span><text:span text:style-name="T15">"content"</text:span><text:span text:style-name="T17">)</text:span></text:p>
      <text:p text:style-name="P4"><text:s text:c="4"/><text:span text:style-name="T30">private </text:span><text:span text:style-name="T17">String </text:span><text:span text:style-name="T36">content</text:span><text:span text:style-name="T17">;</text:span></text:p>
      <text:p text:style-name="P4"><text:s text:c="4"/><text:span text:style-name="T30">public </text:span><text:span text:style-name="T17">Message(String content) {</text:span></text:p>
      <text:p text:style-name="P4"><text:s text:c="8"/><text:span text:style-name="T30">this</text:span><text:span text:style-name="T17">.</text:span><text:span text:style-name="T36">content </text:span><text:span text:style-name="T17">= content;</text:span></text:p>
      <text:p text:style-name="P4"><text:s text:c="4"/><text:span text:style-name="T17">}</text:span></text:p>
      <text:p text:style-name="P4"><text:s text:c="4"/><text:span text:style-name="T30">public int </text:span><text:span text:style-name="T17">getId() {</text:span></text:p>
      <text:p text:style-name="P4"><text:s text:c="8"/><text:span text:style-name="T30">return </text:span><text:span text:style-name="T36">id</text:span><text:span text:style-name="T17">;</text:span></text:p>
      <text:p text:style-name="P4"><text:s text:c="4"/><text:span text:style-name="T17">}</text:span></text:p>
      <text:p text:style-name="P4"><text:s text:c="4"/><text:span text:style-name="T30">public void </text:span><text:span text:style-name="T17">setId(</text:span><text:span text:style-name="T30">int </text:span><text:span text:style-name="T17">id) {</text:span></text:p>
      <text:p text:style-name="P4"><text:s text:c="8"/><text:span text:style-name="T30">this</text:span><text:span text:style-name="T17">.</text:span><text:span text:style-name="T36">id </text:span><text:span text:style-name="T17">= id;</text:span></text:p>
      <text:p text:style-name="P4"><text:s text:c="4"/><text:span text:style-name="T17">}</text:span></text:p>
      <text:p text:style-name="P4"><text:s text:c="4"/><text:span text:style-name="T30">public </text:span><text:span text:style-name="T17">String getContent() {</text:span></text:p>
      <text:p text:style-name="P4"><text:s text:c="8"/><text:span text:style-name="T30">return </text:span><text:span text:style-name="T36">content</text:span><text:span text:style-name="T17">;</text:span></text:p>
      <text:p text:style-name="P4"><text:s text:c="4"/><text:span text:style-name="T17">}</text:span></text:p>
      <text:p text:style-name="P4"><text:s text:c="4"/><text:span text:style-name="T30">public void </text:span><text:span text:style-name="T17">setContent(String content) {</text:span></text:p>
      <text:p text:style-name="P4"><text:s text:c="8"/><text:span text:style-name="T30">this</text:span><text:span text:style-name="T17">.</text:span><text:span text:style-name="T36">content </text:span><text:span text:style-name="T17">= content;</text:span></text:p>
      <text:p text:style-name="P4"><text:s text:c="4"/><text:span text:style-name="T17">}</text:span></text:p>
      <text:p text:style-name="P7">}</text:p>
      <text:p text:style-name="P23"><text:span text:style-name="T50">2. MessageDao – this is an interface class and database access object use to query the message database. It contains all the queries that will be executed in the message database table.</text:span></text:p>
      <text:p text:style-name="P23"><text:span text:style-name="T50">The class is annotated with @Dao and the following annotation can be used for each method depending on the kind of CRUD function you want to execute - </text:span><text:span text:style-name="T54">@Query, @Insert, @Update, @Delete.</text:span></text:p>
      <text:p text:style-name="P23"><text:span text:style-name="T50">@Query – it is use to </text:span><text:span text:style-name="T54">retrieve</text:span><text:span text:style-name="T50"> data from the database table. Please note that you cannot call any method with @Query annotation in UI Thread. If you do so your application will crash. This can be achieve by using </text:span><text:span text:style-name="T54">as one of this </text:span></text:p>
      <text:p text:style-name="P23"><text:span text:style-name="T52">i</text:span><text:span text:style-name="T50">. Background Thread like AsynTask</text:span></text:p>
      <text:p text:style-name="P23"><text:span text:style-name="T52">ii</text:span><text:span text:style-name="T50">. RxJava Flowable</text:span></text:p>
      <text:p text:style-name="P23"><text:span text:style-name="T52">iii</text:span><text:span text:style-name="T50">. LiveData.</text:span></text:p>
      <text:p text:style-name="P23"><text:span text:style-name="T50">In this tutorial, we will use LiveData since it run asynchronously outside </text:span><text:span text:style-name="T54">the </text:span><text:span text:style-name="T50">UI Thread. </text:span></text:p>
      <text:p text:style-name="P23"><text:span text:style-name="T50">Below is the code for this class.</text:span></text:p>
      <text:p text:style-name="P23"><text:span text:style-name="T50">MessageDao.java</text:span></text:p>
      <text:p text:style-name="P11"><text:span text:style-name="T31">import </text:span><text:span text:style-name="T57">android.arch.lifecycle.LiveData;</text:span></text:p>
      <text:p text:style-name="P1"><text:span text:style-name="T29">import </text:span>android.arch.persistence.room.<text:span text:style-name="T42">Dao</text:span>;</text:p>
      <text:p text:style-name="P1"><text:span text:style-name="T29">import </text:span>android.arch.persistence.room.<text:span text:style-name="T42">Delete</text:span>;</text:p>
      <text:p text:style-name="P1"><text:span text:style-name="T29">import </text:span>android.arch.persistence.room.<text:span text:style-name="T42">Insert</text:span>;</text:p>
      <text:p text:style-name="P1"><text:span text:style-name="T29">import </text:span>android.arch.persistence.room.<text:span text:style-name="T42">Query</text:span>;</text:p>
      <text:p text:style-name="P1"><text:span text:style-name="T29">import </text:span>java.util.List;</text:p>
      <text:p text:style-name="P1"><text:soft-page-break/><text:span text:style-name="T29">import static </text:span>android.arch.persistence.room.<text:span text:style-name="T42">OnConflictStrategy</text:span>.<text:span text:style-name="T40">REPLACE</text:span>;</text:p>
      <text:p text:style-name="P5">@Dao</text:p>
      <text:p text:style-name="P1"><text:span text:style-name="T29">public interface </text:span>MessageDao {</text:p>
      <text:p text:style-name="P4"><text:s text:c="4"/><text:span text:style-name="T43">@Query</text:span><text:span text:style-name="T17">(</text:span><text:span text:style-name="T15">"Select * from Message"</text:span><text:span text:style-name="T17">)</text:span></text:p>
      <text:p text:style-name="P4"><text:s text:c="4"/><text:span text:style-name="T30">public </text:span><text:span text:style-name="T17">LiveData&lt;List&lt;Message&gt;&gt; getAllMessage();</text:span></text:p>
      <text:p text:style-name="P4"><text:s text:c="4"/><text:span text:style-name="T43">@Delete</text:span></text:p>
      <text:p text:style-name="P4"><text:span text:style-name="T42"><text:s text:c="4"/></text:span><text:span text:style-name="T30">public void </text:span><text:span text:style-name="T17">deleteMessage(Message message);</text:span></text:p>
      <text:p text:style-name="P4"><text:s text:c="4"/><text:span text:style-name="T43">@Insert</text:span><text:span text:style-name="T17">(onConflict = </text:span><text:span text:style-name="T38">REPLACE</text:span><text:span text:style-name="T17">)</text:span></text:p>
      <text:p text:style-name="P4"><text:s text:c="4"/><text:span text:style-name="T30">public void </text:span><text:span text:style-name="T17">insertNewMessage(Message message);</text:span></text:p>
      <text:p text:style-name="P7">}</text:p>
      <text:p text:style-name="P24"><text:span text:style-name="T50">3. AppDatabase.java – The abstract database class that extends the RoomDatabase. The MessageDao interface class is add as a public abstract member variable. The AppDatabase class is annotated with @Database. The entities attribute is an object that contains all the </text:span><text:span text:style-name="T54">J</text:span><text:span text:style-name="T50">ava object </text:span><text:span text:style-name="T54">table mappers</text:span><text:span text:style-name="T50"> and the version is the current version of the database.</text:span></text:p>
      <text:p text:style-name="P24"><text:span text:style-name="T50">There are different things you can experiment with AppDatabase class. You can use Dagger 2 as dependency </text:span><text:span text:style-name="T54">i</text:span><text:span text:style-name="T50">njection </text:span><text:span text:style-name="T54">let you add </text:span><text:span text:style-name="T50">this class anywhere whenever it is need. In our case, </text:span><text:span text:style-name="T54">we</text:span><text:span text:style-name="T50"> created a singleton instance as shown in code below.</text:span></text:p>
      <text:p text:style-name="P24"><text:span text:style-name="T50"><text:s/></text:span></text:p>
      <text:p text:style-name="P10"><text:span text:style-name="T31">import </text:span><text:span text:style-name="T57">android.arch.persistence.room.</text:span><text:span text:style-name="T44">Database</text:span><text:span text:style-name="T57">;</text:span></text:p>
      <text:p text:style-name="P1"><text:span text:style-name="T29">import </text:span>android.arch.persistence.room.Room;</text:p>
      <text:p text:style-name="P1"><text:span text:style-name="T29">import </text:span>android.arch.persistence.room.RoomDatabase;</text:p>
      <text:p text:style-name="P1"><text:span text:style-name="T29">import </text:span>android.content.Context;</text:p>
      <text:p text:style-name="P1"><text:span text:style-name="T42">@Database</text:span>(entities = {Message.<text:span text:style-name="T29">class</text:span>}, version = <text:span text:style-name="T20">1</text:span>)</text:p>
      <text:p text:style-name="P1"><text:span text:style-name="T29">public abstract class </text:span>AppDatabase <text:span text:style-name="T29">extends </text:span>RoomDatabase{</text:p>
      <text:p text:style-name="P4"><text:s text:c="4"/><text:span text:style-name="T30">private static </text:span><text:span text:style-name="T17">AppDatabase </text:span><text:span text:style-name="T37">appDatabase</text:span><text:span text:style-name="T17">;</text:span></text:p>
      <text:p text:style-name="P4"><text:s text:c="4"/><text:span text:style-name="T30">public abstract </text:span><text:span text:style-name="T17">MessageDao message();</text:span></text:p>
      <text:p text:style-name="P4"><text:s text:c="4"/><text:span text:style-name="T30">private </text:span><text:span text:style-name="T17">Context </text:span><text:span text:style-name="T36">context</text:span><text:span text:style-name="T17">;</text:span></text:p>
      <text:p text:style-name="P4"><text:s text:c="4"/><text:span text:style-name="T30">public static </text:span><text:span text:style-name="T17">AppDatabase getInstance(Context context){</text:span></text:p>
      <text:p text:style-name="P4"><text:s text:c="8"/><text:span text:style-name="T30">if</text:span><text:span text:style-name="T17">(</text:span><text:span text:style-name="T37">appDatabase </text:span><text:span text:style-name="T17">== </text:span><text:span text:style-name="T30">null</text:span><text:span text:style-name="T17">){</text:span></text:p>
      <text:p text:style-name="P4"><text:s text:c="12"/><text:span text:style-name="T37">appDatabase </text:span><text:span text:style-name="T17">= Room.</text:span><text:span text:style-name="T18">databaseBuilder</text:span><text:span text:style-name="T17">(context.getApplicationContext(), AppDatabase.</text:span><text:span text:style-name="T30">class</text:span><text:span text:style-name="T17">, </text:span><text:span text:style-name="T15">"Message-database"</text:span><text:span text:style-name="T17">)</text:span></text:p>
      <text:p text:style-name="P4"><text:s text:c="20"/><text:span text:style-name="T17">.allowMainThreadQueries()</text:span></text:p>
      <text:p text:style-name="P4"><text:s text:c="20"/><text:span text:style-name="T17">.build();</text:span></text:p>
      <text:p text:style-name="P4"><text:s text:c="8"/><text:span text:style-name="T17">}</text:span></text:p>
      <text:p text:style-name="P4"><text:s text:c="8"/><text:span text:style-name="T30">return </text:span><text:span text:style-name="T37">appDatabase</text:span><text:span text:style-name="T17">;</text:span></text:p>
      <text:p text:style-name="P4"><text:s text:c="4"/><text:span text:style-name="T17">}</text:span></text:p>
      <text:p text:style-name="P4"><text:s text:c="4"/><text:span text:style-name="T30">public static void </text:span><text:span text:style-name="T17">destroyInstance() {</text:span></text:p>
      <text:p text:style-name="P4"><text:s text:c="8"/><text:span text:style-name="T37">appDatabase </text:span><text:span text:style-name="T17">= </text:span><text:span text:style-name="T30">null</text:span><text:span text:style-name="T17">;</text:span></text:p>
      <text:p text:style-name="P4"><text:s text:c="4"/><text:span text:style-name="T17">}</text:span></text:p>
      <text:p text:style-name="P14"><text:span text:style-name="T45">}</text:span></text:p>
      <text:p text:style-name="P17"><text:span text:style-name="T50">So where is the LiveData we said you are going to use? </text:span></text:p>
      <text:p text:style-name="P25"><text:span text:style-name="T50">You are right. But if you look once more at MessageDao.java class, you will see the follow code, </text:span></text:p>
      <text:p text:style-name="P12"><text:span text:style-name="T44">@Query</text:span><text:span text:style-name="T57">(</text:span><text:span text:style-name="T16">"Select * from Message"</text:span><text:span text:style-name="T57">)</text:span></text:p>
      <text:p text:style-name="P7"><text:span text:style-name="T29">public </text:span>LiveData&lt;List&lt;Message&gt;&gt; getAllMessage();</text:p>
      <text:p text:style-name="P25"><text:span text:style-name="T50">What it means is that we are returning our query result as a LiveData object. If you want to learn more about LiveData and ViewModel, you can read my tutorial on this topic here.</text:span></text:p>
      <text:p text:style-name="P25"><text:span text:style-name="T53">C</text:span><text:span text:style-name="T50">reate a new Activity where we will display all the messages we stored in the room. </text:span></text:p>
      <text:p text:style-name="P25"><text:soft-page-break/><text:span text:style-name="T50">Create a new activity and name it RoomActivity.java. </text:span></text:p>
      <text:p text:style-name="P25"><text:span text:style-name="T50">Open the activity_room.xml layout file. We are going to add a RecyclerView and a Button View. When the Button is clicked, it will open the message dialog we created above. The RecyclerView will use the Roo</text:span><text:span text:style-name="T53">m</text:span><text:span text:style-name="T50">Adapter.java and RoomViewHolder.java we created before to display our message content</text:span><text:span text:style-name="T53">s</text:span><text:span text:style-name="T50">.</text:span></text:p>
      <text:p text:style-name="P25"><text:span text:style-name="T50">activity_roon.xml </text:span></text:p>
      <text:p text:style-name="P12"><text:span text:style-name="T7">&lt;?</text:span><text:span text:style-name="T25">xml version=</text:span><text:span text:style-name="T16">"1.0" </text:span><text:span text:style-name="T25">encoding=</text:span><text:span text:style-name="T16">"utf-8"</text:span><text:span text:style-name="T7">?&gt;</text:span></text:p>
      <text:p text:style-name="P1">&lt;<text:span text:style-name="T29">RelativeLayout </text:span><text:span text:style-name="T24">xmlns:</text:span><text:span text:style-name="T39">android</text:span><text:span text:style-name="T24">=</text:span><text:span text:style-name="T14">"http://schemas.android.com/apk/res/android"</text:span></text:p>
      <text:p text:style-name="P4"><text:span text:style-name="T13"><text:s text:c="4"/></text:span><text:span text:style-name="T22">xmlns:</text:span><text:span text:style-name="T36">app</text:span><text:span text:style-name="T22">=</text:span><text:span text:style-name="T15">"http://schemas.android.com/apk/res-auto"</text:span></text:p>
      <text:p text:style-name="P4"><text:span text:style-name="T13"><text:s text:c="4"/></text:span><text:span text:style-name="T22">xmlns:</text:span><text:span text:style-name="T36">tools</text:span><text:span text:style-name="T22">=</text:span><text:span text:style-name="T15">"http://schemas.android.com/tools"</text:span></text:p>
      <text:p text:style-name="P4"><text:span text:style-name="T13"><text:s text:c="4"/></text:span><text:span text:style-name="T36">android</text:span><text:span text:style-name="T22">:layout_width=</text:span><text:span text:style-name="T15">"match_parent"</text:span></text:p>
      <text:p text:style-name="P4"><text:span text:style-name="T13"><text:s text:c="4"/></text:span><text:span text:style-name="T36">android</text:span><text:span text:style-name="T22">:layout_height=</text:span><text:span text:style-name="T15">"match_parent"</text:span></text:p>
      <text:p text:style-name="P4"><text:span text:style-name="T13"><text:s text:c="4"/></text:span><text:span text:style-name="T36">tools</text:span><text:span text:style-name="T22">:context=</text:span><text:span text:style-name="T15">"com.inducesmile.androidroomtutorial.RoomActivity"</text:span><text:span text:style-name="T17">&gt;</text:span></text:p>
      <text:p text:style-name="P4"><text:s text:c="4"/><text:span text:style-name="T17">&lt;</text:span><text:span text:style-name="T30">LinearLayout</text:span></text:p>
      <text:p text:style-name="P4"><text:span text:style-name="T28"><text:s text:c="8"/></text:span><text:span text:style-name="T36">android</text:span><text:span text:style-name="T22">:layout_width=</text:span><text:span text:style-name="T15">"match_parent"</text:span></text:p>
      <text:p text:style-name="P4"><text:span text:style-name="T13"><text:s text:c="8"/></text:span><text:span text:style-name="T36">android</text:span><text:span text:style-name="T22">:layout_height=</text:span><text:span text:style-name="T15">"wrap_content"</text:span></text:p>
      <text:p text:style-name="P4"><text:span text:style-name="T13"><text:s text:c="8"/></text:span><text:span text:style-name="T36">android</text:span><text:span text:style-name="T22">:layout_above=</text:span><text:span text:style-name="T15">"@+id/add-btn"</text:span></text:p>
      <text:p text:style-name="P4"><text:span text:style-name="T13"><text:s text:c="8"/></text:span><text:span text:style-name="T36">android</text:span><text:span text:style-name="T22">:layout_alignParentTop=</text:span><text:span text:style-name="T15">"true"</text:span></text:p>
      <text:p text:style-name="P4"><text:span text:style-name="T13"><text:s text:c="8"/></text:span><text:span text:style-name="T36">android</text:span><text:span text:style-name="T22">:padding=</text:span><text:span text:style-name="T15">"20dp"</text:span><text:span text:style-name="T17">&gt;</text:span></text:p>
      <text:p text:style-name="P4"><text:s text:c="8"/><text:span text:style-name="T17">&lt;</text:span><text:span text:style-name="T30">android.support.v7.widget.RecyclerView</text:span></text:p>
      <text:p text:style-name="P4"><text:span text:style-name="T28"><text:s text:c="12"/></text:span><text:span text:style-name="T36">android</text:span><text:span text:style-name="T22">:id=</text:span><text:span text:style-name="T15">"@+id/messages"</text:span></text:p>
      <text:p text:style-name="P4"><text:span text:style-name="T13"><text:s text:c="12"/></text:span><text:span text:style-name="T36">android</text:span><text:span text:style-name="T22">:layout_width=</text:span><text:span text:style-name="T15">"match_parent"</text:span></text:p>
      <text:p text:style-name="P4"><text:span text:style-name="T13"><text:s text:c="12"/></text:span><text:span text:style-name="T36">android</text:span><text:span text:style-name="T22">:layout_height=</text:span><text:span text:style-name="T15">"match_parent"</text:span><text:span text:style-name="T17">&gt;</text:span></text:p>
      <text:p text:style-name="P4"><text:s text:c="8"/><text:span text:style-name="T17">&lt;/</text:span><text:span text:style-name="T30">android.support.v7.widget.RecyclerView</text:span><text:span text:style-name="T17">&gt;</text:span></text:p>
      <text:p text:style-name="P4"><text:s text:c="4"/><text:span text:style-name="T17">&lt;/</text:span><text:span text:style-name="T30">LinearLayout</text:span><text:span text:style-name="T17">&gt;</text:span></text:p>
      <text:p text:style-name="P4"><text:s text:c="4"/><text:span text:style-name="T17">&lt;</text:span><text:span text:style-name="T30">ImageView</text:span></text:p>
      <text:p text:style-name="P4"><text:span text:style-name="T28"><text:s text:c="8"/></text:span><text:span text:style-name="T36">android</text:span><text:span text:style-name="T22">:id=</text:span><text:span text:style-name="T15">"@+id/add-btn"</text:span></text:p>
      <text:p text:style-name="P4"><text:span text:style-name="T13"><text:s text:c="8"/></text:span><text:span text:style-name="T36">android</text:span><text:span text:style-name="T22">:layout_width=</text:span><text:span text:style-name="T15">"wrap_content"</text:span></text:p>
      <text:p text:style-name="P4"><text:span text:style-name="T13"><text:s text:c="8"/></text:span><text:span text:style-name="T36">android</text:span><text:span text:style-name="T22">:layout_height=</text:span><text:span text:style-name="T15">"wrap_content"</text:span></text:p>
      <text:p text:style-name="P4"><text:span text:style-name="T13"><text:s text:c="8"/></text:span><text:span text:style-name="T36">android</text:span><text:span text:style-name="T22">:layout_alignParentBottom=</text:span><text:span text:style-name="T15">"true"</text:span></text:p>
      <text:p text:style-name="P4"><text:span text:style-name="T13"><text:s text:c="8"/></text:span><text:span text:style-name="T36">android</text:span><text:span text:style-name="T22">:layout_alignParentRight=</text:span><text:span text:style-name="T15">"true"</text:span></text:p>
      <text:p text:style-name="P4"><text:span text:style-name="T13"><text:s text:c="8"/></text:span><text:span text:style-name="T36">android</text:span><text:span text:style-name="T22">:layout_alignParentEnd=</text:span><text:span text:style-name="T15">"true"</text:span></text:p>
      <text:p text:style-name="P4"><text:span text:style-name="T13"><text:s text:c="8"/></text:span><text:span text:style-name="T36">android</text:span><text:span text:style-name="T22">:src=</text:span><text:span text:style-name="T15">"@drawable/plus"</text:span></text:p>
      <text:p text:style-name="P4"><text:span text:style-name="T13"><text:s text:c="8"/></text:span><text:span text:style-name="T36">android</text:span><text:span text:style-name="T22">:layout_margin=</text:span><text:span text:style-name="T15">"20dp"</text:span></text:p>
      <text:p text:style-name="P4"><text:span text:style-name="T13"><text:s text:c="8"/></text:span><text:span text:style-name="T36">android</text:span><text:span text:style-name="T22">:contentDescription=</text:span><text:span text:style-name="T15">"@string/app_name"</text:span><text:span text:style-name="T17">/&gt;</text:span></text:p>
      <text:p text:style-name="P7">&lt;/<text:span text:style-name="T29">RelativeLayout</text:span>&gt;</text:p>
      <text:p text:style-name="P25"><text:span text:style-name="T50">In RoomActivity.java, we are going to query our message table to get all the messages we stored in it and it will be passed to the RecyclerView adapter. </text:span></text:p>
      <text:p text:style-name="P25"><text:span text:style-name="T50">The complete code for the class is as shown below.</text:span></text:p>
      <text:p text:style-name="P12"><text:span text:style-name="T31">import </text:span><text:span text:style-name="T57">android.os.Bundle;</text:span></text:p>
      <text:p text:style-name="P1"><text:span text:style-name="T29">import </text:span>android.support.v7.app.AppCompatActivity;</text:p>
      <text:p text:style-name="P1"><text:span text:style-name="T29">import </text:span>android.support.v7.widget.LinearLayoutManager;</text:p>
      <text:p text:style-name="P1"><text:span text:style-name="T29">import </text:span>android.support.v7.widget.RecyclerView;</text:p>
      <text:p text:style-name="P1"><text:span text:style-name="T29">import </text:span>android.view.View;</text:p>
      <text:p text:style-name="P1"><text:span text:style-name="T29">import </text:span>android.widget.ImageView;</text:p>
      <text:p text:style-name="P1"><text:span text:style-name="T29">import </text:span>com.inducesmile.androidroomtutorial.adapter.<text:span text:style-name="T33">RoomAdapter</text:span>;</text:p>
      <text:p text:style-name="P1"><text:span text:style-name="T29">import </text:span>com.inducesmile.androidroomtutorial.database.AppDatabase;</text:p>
      <text:p text:style-name="P1"><text:span text:style-name="T29">import </text:span>com.inducesmile.androidroomtutorial.database.Message;</text:p>
      <text:p text:style-name="P1"><text:span text:style-name="T29">import </text:span>com.inducesmile.androidroomtutorial.database.MessageDao;</text:p>
      <text:p text:style-name="P1"><text:span text:style-name="T29">import </text:span>com.inducesmile.androidroomtutorial.utils.MessageDialog;</text:p>
      <text:p text:style-name="P1"><text:span text:style-name="T29">import </text:span>java.util.List;</text:p>
      <text:p text:style-name="P1"><text:soft-page-break/><text:span text:style-name="T29">public class </text:span>RoomActivity <text:span text:style-name="T29">extends </text:span>AppCompatActivity {</text:p>
      <text:p text:style-name="P4"><text:s text:c="4"/><text:span text:style-name="T30">private final </text:span><text:span text:style-name="T17">String </text:span><text:span text:style-name="T36">TAG </text:span><text:span text:style-name="T17">= RoomActivity.</text:span><text:span text:style-name="T30">class</text:span><text:span text:style-name="T17">.getSimpleName();</text:span></text:p>
      <text:p text:style-name="P4"><text:s text:c="4"/><text:span text:style-name="T30">private </text:span><text:span text:style-name="T19">RoomAdapter</text:span><text:span text:style-name="T17"> </text:span><text:span text:style-name="T36">roomAdapter</text:span><text:span text:style-name="T17">;</text:span></text:p>
      <text:p text:style-name="P4"><text:s text:c="4"/><text:span text:style-name="T43">@Override</text:span></text:p>
      <text:p text:style-name="P4"><text:span text:style-name="T42"><text:s text:c="4"/></text:span><text:span text:style-name="T30">protected void </text:span><text:span text:style-name="T17">onCreate(Bundle savedInstanceState) {</text:span></text:p>
      <text:p text:style-name="P4"><text:s text:c="8"/><text:span text:style-name="T30">super</text:span><text:span text:style-name="T17">.onCreate(savedInstanceState);</text:span></text:p>
      <text:p text:style-name="P4"><text:s text:c="8"/><text:span text:style-name="T17">setContentView(R.layout.</text:span><text:span text:style-name="T38">activity_room</text:span><text:span text:style-name="T17">);</text:span></text:p>
      <text:p text:style-name="P4"><text:s text:c="8"/><text:span text:style-name="T17">RecyclerView recyclerView = (RecyclerView)findViewById(R.id.</text:span><text:span text:style-name="T38">messages</text:span><text:span text:style-name="T17">);</text:span></text:p>
      <text:p text:style-name="P4"><text:s text:c="8"/><text:span text:style-name="T17">LinearLayoutManager linearLayoutManager = </text:span><text:span text:style-name="T30">new </text:span><text:span text:style-name="T17">LinearLayoutManager(RoomActivity.</text:span><text:span text:style-name="T30">this</text:span><text:span text:style-name="T17">);</text:span></text:p>
      <text:p text:style-name="P4"><text:s text:c="8"/><text:span text:style-name="T17">recyclerView.setLayoutManager(linearLayoutManager);</text:span></text:p>
      <text:p text:style-name="P4"><text:s text:c="8"/><text:span text:style-name="T17">recyclerView.setHasFixedSize(</text:span><text:span text:style-name="T30">true</text:span><text:span text:style-name="T17">);</text:span></text:p>
      <text:p text:style-name="P4"><text:s text:c="8"/><text:span text:style-name="T17">MessageDao messageDao = (MessageDao) AppDatabase.</text:span><text:span text:style-name="T18">getInstance</text:span><text:span text:style-name="T17">(getApplicationContext()).message();</text:span></text:p>
      <text:p text:style-name="P4"><text:s text:c="8"/><text:span text:style-name="T17">messageDao.getAllMessage().observe(</text:span><text:span text:style-name="T30">this</text:span><text:span text:style-name="T17">, (List&lt;Message&gt; message) -&gt; {</text:span></text:p>
      <text:p text:style-name="P4"><text:s text:c="12"/><text:span text:style-name="T36">roomAdapter </text:span><text:span text:style-name="T17">= </text:span><text:span text:style-name="T30">new </text:span><text:span text:style-name="T19">RoomAdapter</text:span><text:span text:style-name="T17">(RoomActivity.</text:span><text:span text:style-name="T30">this</text:span><text:span text:style-name="T17">, message);</text:span></text:p>
      <text:p text:style-name="P4"><text:s text:c="12"/><text:span text:style-name="T35">recyclerView</text:span><text:span text:style-name="T17">.setAdapter(</text:span><text:span text:style-name="T36">roomAdapter</text:span><text:span text:style-name="T17">);</text:span></text:p>
      <text:p text:style-name="P4"><text:s text:c="8"/><text:span text:style-name="T17">});</text:span></text:p>
      <text:p text:style-name="P4"><text:s text:c="8"/><text:span text:style-name="T17">ImageView addMessageBtn = (ImageView) findViewById(R.id.</text:span><text:span text:style-name="T38">add_btn</text:span><text:span text:style-name="T17">);</text:span></text:p>
      <text:p text:style-name="P4"><text:s text:c="8"/><text:span text:style-name="T17">addMessageBtn.setOnClickListener(</text:span><text:span text:style-name="T30">new </text:span><text:span text:style-name="T17">View.OnClickListener() {</text:span></text:p>
      <text:p text:style-name="P4"><text:s text:c="12"/><text:span text:style-name="T43">@Override</text:span></text:p>
      <text:p text:style-name="P4"><text:span text:style-name="T42"><text:s text:c="12"/></text:span><text:span text:style-name="T30">public void </text:span><text:span text:style-name="T17">onClick(View v) {</text:span></text:p>
      <text:p text:style-name="P4"><text:s text:c="16"/><text:span text:style-name="T17">MessageDialog dialog = </text:span><text:span text:style-name="T30">new </text:span><text:span text:style-name="T17">MessageDialog(RoomActivity.</text:span><text:span text:style-name="T30">this</text:span><text:span text:style-name="T17">);</text:span></text:p>
      <text:p text:style-name="P4"><text:s text:c="16"/><text:span text:style-name="T17">dialog.addNewMessage(R.layout.</text:span><text:span text:style-name="T38">dialog_layout</text:span><text:span text:style-name="T17">);</text:span></text:p>
      <text:p text:style-name="P4"><text:s text:c="12"/><text:span text:style-name="T17">}</text:span></text:p>
      <text:p text:style-name="P4"><text:s text:c="8"/><text:span text:style-name="T17">});</text:span></text:p>
      <text:p text:style-name="P4"><text:s text:c="4"/><text:span text:style-name="T17">}</text:span></text:p>
      <text:p text:style-name="P7">}</text:p>
      <text:p text:style-name="P18"><text:span text:style-name="T50"/></text:p>
      <text:p text:style-name="P19"><text:span text:style-name="T53">Assignment</text:span></text:p>
      <text:p text:style-name="P19"><text:span text:style-name="T50">This is not the usually tutorial but hands on tutorial –</text:span><text:span text:style-name="T55"> </text:span><text:span text:style-name="T56">which means that after going through the tutorial, there is a task you will need to solve to make sure you understand the topic.</text:span></text:p>
      <text:p text:style-name="P20"><text:span text:style-name="T55">In the RoomAdapter.java class, I have taken out the code that delete each item of the message and I will like you to figure out how it can be implemented. </text:span></text:p>
      <text:p text:style-name="P13"><text:span text:style-name="T58">holder.</text:span><text:span text:style-name="T41">contentDelete</text:span><text:span text:style-name="T58">.setOnClickListener(</text:span><text:span text:style-name="T32">new </text:span><text:span text:style-name="T58">View.OnClickListener() {</text:span></text:p>
      <text:p text:style-name="P4"><text:s text:c="4"/><text:span text:style-name="T43">@Override</text:span></text:p>
      <text:p text:style-name="P4"><text:span text:style-name="T42"><text:s text:c="4"/></text:span><text:span text:style-name="T30">public void </text:span><text:span text:style-name="T17">onClick(View v) {</text:span></text:p>
      <text:p text:style-name="P4"><text:s text:c="8"/><text:span text:style-name="T60">// add a code that can delete a message </text:span></text:p>
      <text:p text:style-name="P6"><text:s text:c="8"/><text:span text:style-name="T18">// item when the delete icon is clicked</text:span></text:p>
      <text:p text:style-name="P4"><text:span text:style-name="T59"><text:s text:c="4"/></text:span><text:span text:style-name="T17">}</text:span></text:p>
      <text:p text:style-name="P7">});</text:p>
      <text:p text:style-name="P20"><text:span text:style-name="T55"/></text:p>
      <text:p text:style-name="P20"><text:span text:style-name="T55">Try it and share your code in the comment section or you can use pastebin and share the link with us.</text:span></text:p>
      <text:p text:style-name="P20"><text:span text:style-name="T55">Finally, you can get the complete source code for this tutorial on my Github account.</text:span></text:p>
      <text:p text:style-name="P20"><text:span text:style-name="T55">If you have questions or suggestions on a topic you will like me to post, kindly use the comment 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2:42:28.715000000</meta:creation-date>
    <dc:date>2018-03-27T19:47:58.375000000</dc:date>
    <meta:editing-duration>PT3H18M8S</meta:editing-duration>
    <meta:editing-cycles>3</meta:editing-cycles>
    <meta:generator>LibreOffice/6.0.1.1$Windows_X86_64 LibreOffice_project/60bfb1526849283ce2491346ed2aa51c465abfe6</meta:generator>
    <meta:document-statistic meta:table-count="0" meta:image-count="0" meta:object-count="0" meta:page-count="11" meta:paragraph-count="459" meta:word-count="2278" meta:character-count="23195" meta:non-whitespace-character-count="19270"/>
  </office:meta>
</office:document-meta>
</file>